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 55" svg:font-family="&quot;Univers 55&quot;"/>
    <style:font-face style:name="Univers 45 light" svg:font-family="&quot;Univers 45 light&quot;"/>
    <style:font-face style:name="Univers 45 loight" svg:font-family="&quot;Univers 45 loight&quot;"/>
    <style:font-face style:name="Univers Light 45" svg:font-family="&quot;Univers Light 4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>
      <style:text-properties style:font-name="Univers 55" style:font-name-asian="Univers 55" style:font-name-complex="Univers 55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.353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Univers 55" style:font-name-asian="Univers 55" style:font-name-complex="Univers 55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Univers 55" style:font-name-asian="Univers 55" style:font-name-complex="Univers 55"/>
    </style:style>
    <style:style style:name="ce12" style:family="table-cell" style:parent-style-name="V_237_rgula" style:data-style-name="N70"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/>
    </style:style>
    <style:style style:name="ce14" style:family="table-cell" style:parent-style-name="V_237_rgula" style:data-style-name="N70">
      <style:text-properties fo:color="#000000" style:font-name="Univers 55" style:font-name-asian="Univers 55" style:font-name-complex="Univers 55" fo:font-size="7pt" style:font-size-asian="7pt" style:font-size-complex="7pt"/>
    </style:style>
    <style:style style:name="ce15" style:family="table-cell" style:parent-style-name="V_237_rgula" style:data-style-name="N70"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5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6" style:family="table-cell" style:parent-style-name="Normal_32_2" style:data-style-name="N0">
      <style:table-cell-properties style:vertical-align="middle" fo:wrap-option="wrap" fo:background-color="transparent" style:cell-protect="protected" style:shrink-to-fit="true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nivers 45 loight" style:font-name-asian="Univers 45 loight" style:font-name-complex="Univers 45 loight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nivers Light 45" style:font-name-asian="Univers Light 45" style:font-name-complex="Univers Light 45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8.25pt" style:use-optimal-row-height="true" fo:break-before="auto"/>
    </style:style>
    <style:style style:name="ro2" style:family="table-row">
      <style:table-row-properties style:row-height="18.9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9.95pt" style:use-optimal-row-height="false" fo:break-before="auto"/>
    </style:style>
    <style:style style:name="ro17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16">
            <text:p>Tabela 4.1 - Rendimento total e variação patrimonial médio mensal familiar, por situação de segurança alimentar existente no domicílio, segundo os tipos de origem dos recebimentos - Brasil - 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5433.34" table:style-name="ce12">
            <text:p><text:s/>5 433,34</text:p>
          </table:table-cell>
          <table:table-cell office:value-type="float" office:value="6732.51" table:style-name="ce12">
            <text:p><text:s/>6 732,51</text:p>
          </table:table-cell>
          <table:table-cell office:value-type="float" office:value="3618.83" table:style-name="ce12">
            <text:p><text:s/>3 618,83</text:p>
          </table:table-cell>
          <table:table-cell office:value-type="float" office:value="2524.34" table:style-name="ce12">
            <text:p><text:s/>2 524,34</text:p>
          </table:table-cell>
          <table:table-cell office:value-type="float" office:value="2139.91" table:style-name="ce12">
            <text:p><text:s/>2 139,91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5094.75" table:style-name="ce12">
            <text:p><text:s/>5 094,75</text:p>
          </table:table-cell>
          <table:table-cell office:value-type="float" office:value="6283.04" table:style-name="ce12">
            <text:p><text:s/>6 283,04</text:p>
          </table:table-cell>
          <table:table-cell office:value-type="float" office:value="3432.79" table:style-name="ce12">
            <text:p><text:s/>3 432,79</text:p>
          </table:table-cell>
          <table:table-cell office:value-type="float" office:value="2441.9499999999998" table:style-name="ce12">
            <text:p><text:s/>2 441,95</text:p>
          </table:table-cell>
          <table:table-cell office:value-type="float" office:value="2080.6799999999998" table:style-name="ce12">
            <text:p><text:s/>2 080,68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3121.81" table:style-name="ce14">
            <text:p><text:s/>3 121,81</text:p>
          </table:table-cell>
          <table:table-cell office:value-type="float" office:value="3925.09" table:style-name="ce14">
            <text:p><text:s/>3 925,09</text:p>
          </table:table-cell>
          <table:table-cell office:value-type="float" office:value="2057.91" table:style-name="ce14">
            <text:p><text:s/>2 057,91</text:p>
          </table:table-cell>
          <table:table-cell office:value-type="float" office:value="1218.21" table:style-name="ce14">
            <text:p><text:s/>1 218,21</text:p>
          </table:table-cell>
          <table:table-cell office:value-type="float" office:value="966.94" table:style-name="ce14">
            <text:p><text:s text:c="2"/>966,9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2156.2399999999998" table:style-name="ce14">
            <text:p><text:s/>2 156,24</text:p>
          </table:table-cell>
          <table:table-cell office:value-type="float" office:value="2656.23" table:style-name="ce14">
            <text:p><text:s/>2 656,23</text:p>
          </table:table-cell>
          <table:table-cell office:value-type="float" office:value="1549.95" table:style-name="ce14">
            <text:p><text:s/>1 549,95</text:p>
          </table:table-cell>
          <table:table-cell office:value-type="float" office:value="875.52" table:style-name="ce14">
            <text:p><text:s text:c="2"/>875,52</text:p>
          </table:table-cell>
          <table:table-cell office:value-type="float" office:value="691.16" table:style-name="ce14">
            <text:p><text:s text:c="2"/>691,16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365.67" table:style-name="ce14">
            <text:p><text:s text:c="2"/>365,67</text:p>
          </table:table-cell>
          <table:table-cell office:value-type="float" office:value="543.30999999999995" table:style-name="ce14">
            <text:p><text:s text:c="2"/>543,31</text:p>
          </table:table-cell>
          <table:table-cell office:value-type="float" office:value="82.44" table:style-name="ce14">
            <text:p><text:s text:c="2"/>82,44</text:p>
          </table:table-cell>
          <table:table-cell office:value-type="float" office:value="14.44" table:style-name="ce14">
            <text:p><text:s text:c="2"/>14,44</text:p>
          </table:table-cell>
          <table:table-cell office:value-type="float" office:value="17.64" table:style-name="ce14">
            <text:p><text:s text:c="2"/>17,64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599.9" table:style-name="ce14">
            <text:p><text:s text:c="2"/>599,90</text:p>
          </table:table-cell>
          <table:table-cell office:value-type="float" office:value="725.55" table:style-name="ce14">
            <text:p><text:s text:c="2"/>725,55</text:p>
          </table:table-cell>
          <table:table-cell office:value-type="float" office:value="425.52" table:style-name="ce14">
            <text:p><text:s text:c="2"/>425,52</text:p>
          </table:table-cell>
          <table:table-cell office:value-type="float" office:value="328.25" table:style-name="ce14">
            <text:p><text:s text:c="2"/>328,25</text:p>
          </table:table-cell>
          <table:table-cell office:value-type="float" office:value="258.14" table:style-name="ce14">
            <text:p><text:s text:c="2"/>258,14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1058.1400000000001" table:style-name="ce14">
            <text:p><text:s/>1 058,14</text:p>
          </table:table-cell>
          <table:table-cell office:value-type="float" office:value="1298.3900000000001" table:style-name="ce14">
            <text:p><text:s/>1 298,39</text:p>
          </table:table-cell>
          <table:table-cell office:value-type="float" office:value="667.85" table:style-name="ce14">
            <text:p><text:s text:c="2"/>667,85</text:p>
          </table:table-cell>
          <table:table-cell office:value-type="float" office:value="625.28" table:style-name="ce14">
            <text:p><text:s text:c="2"/>625,28</text:p>
          </table:table-cell>
          <table:table-cell office:value-type="float" office:value="550.39" table:style-name="ce14">
            <text:p><text:s text:c="2"/>550,39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583.79999999999995" table:style-name="ce14">
            <text:p><text:s text:c="2"/>583,80</text:p>
          </table:table-cell>
          <table:table-cell office:value-type="float" office:value="702.99" table:style-name="ce14">
            <text:p><text:s text:c="2"/>702,99</text:p>
          </table:table-cell>
          <table:table-cell office:value-type="float" office:value="402.83" table:style-name="ce14">
            <text:p><text:s text:c="2"/>402,83</text:p>
          </table:table-cell>
          <table:table-cell office:value-type="float" office:value="360.73" table:style-name="ce14">
            <text:p><text:s text:c="2"/>360,73</text:p>
          </table:table-cell>
          <table:table-cell office:value-type="float" office:value="279.88" table:style-name="ce14">
            <text:p><text:s text:c="2"/>279,88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271.99" table:style-name="ce14">
            <text:p><text:s text:c="2"/>271,99</text:p>
          </table:table-cell>
          <table:table-cell office:value-type="float" office:value="392.4" table:style-name="ce14">
            <text:p><text:s text:c="2"/>392,40</text:p>
          </table:table-cell>
          <table:table-cell office:value-type="float" office:value="76.06" table:style-name="ce14">
            <text:p><text:s text:c="2"/>76,06</text:p>
          </table:table-cell>
          <table:table-cell office:value-type="float" office:value="41.08" table:style-name="ce14">
            <text:p><text:s text:c="2"/>41,08</text:p>
          </table:table-cell>
          <table:table-cell office:value-type="float" office:value="44.01" table:style-name="ce14">
            <text:p><text:s text:c="2"/>44,01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38.590000000000003" table:style-name="ce14">
            <text:p><text:s text:c="2"/>38,59</text:p>
          </table:table-cell>
          <table:table-cell office:value-type="float" office:value="58.4" table:style-name="ce14">
            <text:p><text:s text:c="2"/>58,40</text:p>
          </table:table-cell>
          <table:table-cell office:value-type="float" office:value="4.78" table:style-name="ce14">
            <text:p><text:s text:c="2"/>4,78</text:p>
          </table:table-cell>
          <table:table-cell office:value-type="float" office:value="4.62" table:style-name="ce14">
            <text:p><text:s text:c="2"/>4,62</text:p>
          </table:table-cell>
          <table:table-cell office:value-type="float" office:value="2.16" table:style-name="ce14">
            <text:p><text:s text:c="2"/>2,16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56.71" table:style-name="ce14">
            <text:p><text:s text:c="2"/>56,71</text:p>
          </table:table-cell>
          <table:table-cell office:value-type="float" office:value="35.56" table:style-name="ce14">
            <text:p><text:s text:c="2"/>35,56</text:p>
          </table:table-cell>
          <table:table-cell office:value-type="float" office:value="79.650000000000006" table:style-name="ce14">
            <text:p><text:s text:c="2"/>79,65</text:p>
          </table:table-cell>
          <table:table-cell office:value-type="float" office:value="114.44" table:style-name="ce14">
            <text:p><text:s text:c="2"/>114,44</text:p>
          </table:table-cell>
          <table:table-cell office:value-type="float" office:value="126.6" table:style-name="ce14">
            <text:p><text:s text:c="2"/>126,60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47.89" table:style-name="ce14">
            <text:p><text:s text:c="2"/>47,89</text:p>
          </table:table-cell>
          <table:table-cell office:value-type="float" office:value="53.19" table:style-name="ce14">
            <text:p><text:s text:c="2"/>53,19</text:p>
          </table:table-cell>
          <table:table-cell office:value-type="float" office:value="40.659999999999997" table:style-name="ce14">
            <text:p><text:s text:c="2"/>40,66</text:p>
          </table:table-cell>
          <table:table-cell office:value-type="float" office:value="33.35" table:style-name="ce14">
            <text:p><text:s text:c="2"/>33,35</text:p>
          </table:table-cell>
          <table:table-cell office:value-type="float" office:value="38.25" table:style-name="ce14">
            <text:p><text:s text:c="2"/>38,2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59.17" table:style-name="ce14">
            <text:p><text:s text:c="2"/>59,17</text:p>
          </table:table-cell>
          <table:table-cell office:value-type="float" office:value="55.85" table:style-name="ce14">
            <text:p><text:s text:c="2"/>55,85</text:p>
          </table:table-cell>
          <table:table-cell office:value-type="float" office:value="63.86" table:style-name="ce14">
            <text:p><text:s text:c="2"/>63,86</text:p>
          </table:table-cell>
          <table:table-cell office:value-type="float" office:value="71.05" table:style-name="ce14">
            <text:p><text:s text:c="2"/>71,05</text:p>
          </table:table-cell>
          <table:table-cell office:value-type="float" office:value="59.48" table:style-name="ce14">
            <text:p><text:s text:c="2"/>59,48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89.49" table:style-name="ce14">
            <text:p><text:s text:c="2"/>89,49</text:p>
          </table:table-cell>
          <table:table-cell office:value-type="float" office:value="131.55000000000001" table:style-name="ce14">
            <text:p><text:s text:c="2"/>131,55</text:p>
          </table:table-cell>
          <table:table-cell office:value-type="float" office:value="20.63" table:style-name="ce14">
            <text:p><text:s text:c="2"/>20,63</text:p>
          </table:table-cell>
          <table:table-cell office:value-type="float" office:value="9.4600000000000009" table:style-name="ce14">
            <text:p><text:s text:c="2"/>9,46</text:p>
          </table:table-cell>
          <table:table-cell office:value-type="float" office:value="11.02" table:style-name="ce14">
            <text:p><text:s text:c="2"/>11,02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37.049999999999997" table:style-name="ce14">
            <text:p><text:s text:c="2"/>37,05</text:p>
          </table:table-cell>
          <table:table-cell office:value-type="float" office:value="44.04" table:style-name="ce14">
            <text:p><text:s text:c="2"/>44,04</text:p>
          </table:table-cell>
          <table:table-cell office:value-type="float" office:value="29.54" table:style-name="ce14">
            <text:p><text:s text:c="2"/>29,54</text:p>
          </table:table-cell>
          <table:table-cell office:value-type="float" office:value="18.72" table:style-name="ce14">
            <text:p><text:s text:c="2"/>18,72</text:p>
          </table:table-cell>
          <table:table-cell office:value-type="float" office:value="12.19" table:style-name="ce14">
            <text:p><text:s text:c="2"/>12,19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788.26" table:style-name="ce14">
            <text:p><text:s text:c="2"/>788,26</text:p>
          </table:table-cell>
          <table:table-cell office:value-type="float" office:value="883.96" table:style-name="ce14">
            <text:p><text:s text:c="2"/>883,96</text:p>
          </table:table-cell>
          <table:table-cell office:value-type="float" office:value="656.86" table:style-name="ce14">
            <text:p><text:s text:c="2"/>656,86</text:p>
          </table:table-cell>
          <table:table-cell office:value-type="float" office:value="570.28" table:style-name="ce14">
            <text:p><text:s text:c="2"/>570,28</text:p>
          </table:table-cell>
          <table:table-cell office:value-type="float" office:value="540.15" table:style-name="ce14">
            <text:p><text:s text:c="2"/>540,15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338.58" table:style-name="ce15">
            <text:p><text:s text:c="2"/>338,58</text:p>
          </table:table-cell>
          <table:table-cell office:value-type="float" office:value="449.48" table:style-name="ce15">
            <text:p><text:s text:c="2"/>449,48</text:p>
          </table:table-cell>
          <table:table-cell office:value-type="float" office:value="186.04" table:style-name="ce15">
            <text:p><text:s text:c="2"/>186,04</text:p>
          </table:table-cell>
          <table:table-cell office:value-type="float" office:value="82.39" table:style-name="ce15">
            <text:p><text:s text:c="2"/>82,39</text:p>
          </table:table-cell>
          <table:table-cell office:value-type="float" office:value="59.22" table:style-name="ce15">
            <text:p><text:s text:c="2"/>59,22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Brasil.$A$2:Brasil.$F$36" table:base-cell-address="Brasil.$A$1"/>
        </table:named-expressions>
      </table:table>
      <table:table table:name="Urbana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16">
            <text:p>Tabela 4.2 - Rendimento total e variação patrimonial médio mensal familiar, por situação de segurança alimentar existente no domicílio, segundo os tipos de origem dos recebimentos - Brasil - área urbana <text:s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3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5814.59" table:style-name="ce12">
            <text:p><text:s/>5 814,59</text:p>
          </table:table-cell>
          <table:table-cell office:value-type="float" office:value="7106.49" table:style-name="ce12">
            <text:p><text:s/>7 106,49</text:p>
          </table:table-cell>
          <table:table-cell office:value-type="float" office:value="3856.63" table:style-name="ce12">
            <text:p><text:s/>3 856,63</text:p>
          </table:table-cell>
          <table:table-cell office:value-type="float" office:value="2719.66" table:style-name="ce12">
            <text:p><text:s/>2 719,66</text:p>
          </table:table-cell>
          <table:table-cell office:value-type="float" office:value="2298.11" table:style-name="ce12">
            <text:p><text:s/>2 298,11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5460.47" table:style-name="ce12">
            <text:p><text:s/>5 460,47</text:p>
          </table:table-cell>
          <table:table-cell office:value-type="float" office:value="6646.25" table:style-name="ce12">
            <text:p><text:s/>6 646,25</text:p>
          </table:table-cell>
          <table:table-cell office:value-type="float" office:value="3659.99" table:style-name="ce12">
            <text:p><text:s/>3 659,99</text:p>
          </table:table-cell>
          <table:table-cell office:value-type="float" office:value="2628.77" table:style-name="ce12">
            <text:p><text:s/>2 628,77</text:p>
          </table:table-cell>
          <table:table-cell office:value-type="float" office:value="2235.54" table:style-name="ce12">
            <text:p><text:s/>2 235,54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3393.15" table:style-name="ce14">
            <text:p><text:s/>3 393,15</text:p>
          </table:table-cell>
          <table:table-cell office:value-type="float" office:value="4187.1099999999997" table:style-name="ce14">
            <text:p><text:s/>4 187,11</text:p>
          </table:table-cell>
          <table:table-cell office:value-type="float" office:value="2251.5" table:style-name="ce14">
            <text:p><text:s/>2 251,50</text:p>
          </table:table-cell>
          <table:table-cell office:value-type="float" office:value="1375.66" table:style-name="ce14">
            <text:p><text:s/>1 375,66</text:p>
          </table:table-cell>
          <table:table-cell office:value-type="float" office:value="1090.54" table:style-name="ce14">
            <text:p><text:s/>1 090,5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2381.4299999999998" table:style-name="ce14">
            <text:p><text:s/>2 381,43</text:p>
          </table:table-cell>
          <table:table-cell office:value-type="float" office:value="2884.59" table:style-name="ce14">
            <text:p><text:s/>2 884,59</text:p>
          </table:table-cell>
          <table:table-cell office:value-type="float" office:value="1712.85" table:style-name="ce14">
            <text:p><text:s/>1 712,85</text:p>
          </table:table-cell>
          <table:table-cell office:value-type="float" office:value="999.06" table:style-name="ce14">
            <text:p><text:s text:c="2"/>999,06</text:p>
          </table:table-cell>
          <table:table-cell office:value-type="float" office:value="798.28" table:style-name="ce14">
            <text:p><text:s text:c="2"/>798,28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402.69" table:style-name="ce14">
            <text:p><text:s text:c="2"/>402,69</text:p>
          </table:table-cell>
          <table:table-cell office:value-type="float" office:value="584" table:style-name="ce14">
            <text:p><text:s text:c="2"/>584,00</text:p>
          </table:table-cell>
          <table:table-cell office:value-type="float" office:value="92.81" table:style-name="ce14">
            <text:p><text:s text:c="2"/>92,81</text:p>
          </table:table-cell>
          <table:table-cell office:value-type="float" office:value="16.170000000000002" table:style-name="ce14">
            <text:p><text:s text:c="2"/>16,17</text:p>
          </table:table-cell>
          <table:table-cell office:value-type="float" office:value="22.06" table:style-name="ce14">
            <text:p><text:s text:c="2"/>22,06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609.02" table:style-name="ce14">
            <text:p><text:s text:c="2"/>609,02</text:p>
          </table:table-cell>
          <table:table-cell office:value-type="float" office:value="718.53" table:style-name="ce14">
            <text:p><text:s text:c="2"/>718,53</text:p>
          </table:table-cell>
          <table:table-cell office:value-type="float" office:value="445.85" table:style-name="ce14">
            <text:p><text:s text:c="2"/>445,85</text:p>
          </table:table-cell>
          <table:table-cell office:value-type="float" office:value="360.43" table:style-name="ce14">
            <text:p><text:s text:c="2"/>360,43</text:p>
          </table:table-cell>
          <table:table-cell office:value-type="float" office:value="270.2" table:style-name="ce14">
            <text:p><text:s text:c="2"/>270,20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1103.9100000000001" table:style-name="ce14">
            <text:p><text:s/>1 103,91</text:p>
          </table:table-cell>
          <table:table-cell office:value-type="float" office:value="1351.89" table:style-name="ce14">
            <text:p><text:s/>1 351,89</text:p>
          </table:table-cell>
          <table:table-cell office:value-type="float" office:value="669.57" table:style-name="ce14">
            <text:p><text:s text:c="2"/>669,57</text:p>
          </table:table-cell>
          <table:table-cell office:value-type="float" office:value="623.71" table:style-name="ce14">
            <text:p><text:s text:c="2"/>623,71</text:p>
          </table:table-cell>
          <table:table-cell office:value-type="float" office:value="555.4" table:style-name="ce14">
            <text:p><text:s text:c="2"/>555,40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588.49" table:style-name="ce14">
            <text:p><text:s text:c="2"/>588,49</text:p>
          </table:table-cell>
          <table:table-cell office:value-type="float" office:value="704.28" table:style-name="ce14">
            <text:p><text:s text:c="2"/>704,28</text:p>
          </table:table-cell>
          <table:table-cell office:value-type="float" office:value="398.06" table:style-name="ce14">
            <text:p><text:s text:c="2"/>398,06</text:p>
          </table:table-cell>
          <table:table-cell office:value-type="float" office:value="352.97" table:style-name="ce14">
            <text:p><text:s text:c="2"/>352,97</text:p>
          </table:table-cell>
          <table:table-cell office:value-type="float" office:value="282.42" table:style-name="ce14">
            <text:p><text:s text:c="2"/>282,42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308.83999999999997" table:style-name="ce14">
            <text:p><text:s text:c="2"/>308,84</text:p>
          </table:table-cell>
          <table:table-cell office:value-type="float" office:value="436.05" table:style-name="ce14">
            <text:p><text:s text:c="2"/>436,05</text:p>
          </table:table-cell>
          <table:table-cell office:value-type="float" office:value="85.84" table:style-name="ce14">
            <text:p><text:s text:c="2"/>85,84</text:p>
          </table:table-cell>
          <table:table-cell office:value-type="float" office:value="50.36" table:style-name="ce14">
            <text:p><text:s text:c="2"/>50,36</text:p>
          </table:table-cell>
          <table:table-cell office:value-type="float" office:value="50.44" table:style-name="ce14">
            <text:p><text:s text:c="2"/>50,44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42.57" table:style-name="ce14">
            <text:p><text:s text:c="2"/>42,57</text:p>
          </table:table-cell>
          <table:table-cell office:value-type="float" office:value="62.8" table:style-name="ce14">
            <text:p><text:s text:c="2"/>62,80</text:p>
          </table:table-cell>
          <table:table-cell office:value-type="float" office:value="5.5" table:style-name="ce14">
            <text:p><text:s text:c="2"/>5,50</text:p>
          </table:table-cell>
          <table:table-cell office:value-type="float" office:value="5.82" table:style-name="ce14">
            <text:p><text:s text:c="2"/>5,82</text:p>
          </table:table-cell>
          <table:table-cell office:value-type="float" office:value="2.64" table:style-name="ce14">
            <text:p><text:s text:c="2"/>2,6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48.82" table:style-name="ce14">
            <text:p><text:s text:c="2"/>48,82</text:p>
          </table:table-cell>
          <table:table-cell office:value-type="float" office:value="31.31" table:style-name="ce14">
            <text:p><text:s text:c="2"/>31,31</text:p>
          </table:table-cell>
          <table:table-cell office:value-type="float" office:value="69.540000000000006" table:style-name="ce14">
            <text:p><text:s text:c="2"/>69,54</text:p>
          </table:table-cell>
          <table:table-cell office:value-type="float" office:value="100.91" table:style-name="ce14">
            <text:p><text:s text:c="2"/>100,91</text:p>
          </table:table-cell>
          <table:table-cell office:value-type="float" office:value="111.34" table:style-name="ce14">
            <text:p><text:s text:c="2"/>111,34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52.89" table:style-name="ce14">
            <text:p><text:s text:c="2"/>52,89</text:p>
          </table:table-cell>
          <table:table-cell office:value-type="float" office:value="58.41" table:style-name="ce14">
            <text:p><text:s text:c="2"/>58,41</text:p>
          </table:table-cell>
          <table:table-cell office:value-type="float" office:value="44.23" table:style-name="ce14">
            <text:p><text:s text:c="2"/>44,23</text:p>
          </table:table-cell>
          <table:table-cell office:value-type="float" office:value="36.57" table:style-name="ce14">
            <text:p><text:s text:c="2"/>36,57</text:p>
          </table:table-cell>
          <table:table-cell office:value-type="float" office:value="45.15" table:style-name="ce14">
            <text:p><text:s text:c="2"/>45,1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62.3" table:style-name="ce14">
            <text:p><text:s text:c="2"/>62,30</text:p>
          </table:table-cell>
          <table:table-cell office:value-type="float" office:value="59.04" table:style-name="ce14">
            <text:p><text:s text:c="2"/>59,04</text:p>
          </table:table-cell>
          <table:table-cell office:value-type="float" office:value="66.400000000000006" table:style-name="ce14">
            <text:p><text:s text:c="2"/>66,40</text:p>
          </table:table-cell>
          <table:table-cell office:value-type="float" office:value="77.08" table:style-name="ce14">
            <text:p><text:s text:c="2"/>77,08</text:p>
          </table:table-cell>
          <table:table-cell office:value-type="float" office:value="63.41" table:style-name="ce14">
            <text:p><text:s text:c="2"/>63,41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99.62" table:style-name="ce14">
            <text:p><text:s text:c="2"/>99,62</text:p>
          </table:table-cell>
          <table:table-cell office:value-type="float" office:value="142.97999999999999" table:style-name="ce14">
            <text:p><text:s text:c="2"/>142,98</text:p>
          </table:table-cell>
          <table:table-cell office:value-type="float" office:value="23.16" table:style-name="ce14">
            <text:p><text:s text:c="2"/>23,16</text:p>
          </table:table-cell>
          <table:table-cell office:value-type="float" office:value="11.75" table:style-name="ce14">
            <text:p><text:s text:c="2"/>11,75</text:p>
          </table:table-cell>
          <table:table-cell office:value-type="float" office:value="13.55" table:style-name="ce14">
            <text:p><text:s text:c="2"/>13,55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38.549999999999997" table:style-name="ce14">
            <text:p><text:s text:c="2"/>38,55</text:p>
          </table:table-cell>
          <table:table-cell office:value-type="float" office:value="45.25" table:style-name="ce14">
            <text:p><text:s text:c="2"/>45,25</text:p>
          </table:table-cell>
          <table:table-cell office:value-type="float" office:value="31.11" table:style-name="ce14">
            <text:p><text:s text:c="2"/>31,11</text:p>
          </table:table-cell>
          <table:table-cell office:value-type="float" office:value="17.91" table:style-name="ce14">
            <text:p><text:s text:c="2"/>17,91</text:p>
          </table:table-cell>
          <table:table-cell office:value-type="float" office:value="13.34" table:style-name="ce14">
            <text:p><text:s text:c="2"/>13,34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825.24" table:style-name="ce14">
            <text:p><text:s text:c="2"/>825,24</text:p>
          </table:table-cell>
          <table:table-cell office:value-type="float" office:value="919.03" table:style-name="ce14">
            <text:p><text:s text:c="2"/>919,03</text:p>
          </table:table-cell>
          <table:table-cell office:value-type="float" office:value="684.64" table:style-name="ce14">
            <text:p><text:s text:c="2"/>684,64</text:p>
          </table:table-cell>
          <table:table-cell office:value-type="float" office:value="599.74" table:style-name="ce14">
            <text:p><text:s text:c="2"/>599,74</text:p>
          </table:table-cell>
          <table:table-cell office:value-type="float" office:value="562.71" table:style-name="ce14">
            <text:p><text:s text:c="2"/>562,71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354.12" table:style-name="ce15">
            <text:p><text:s text:c="2"/>354,12</text:p>
          </table:table-cell>
          <table:table-cell office:value-type="float" office:value="460.24" table:style-name="ce15">
            <text:p><text:s text:c="2"/>460,24</text:p>
          </table:table-cell>
          <table:table-cell office:value-type="float" office:value="196.64" table:style-name="ce15">
            <text:p><text:s text:c="2"/>196,64</text:p>
          </table:table-cell>
          <table:table-cell office:value-type="float" office:value="90.9" table:style-name="ce15">
            <text:p><text:s text:c="2"/>90,90</text:p>
          </table:table-cell>
          <table:table-cell office:value-type="float" office:value="62.57" table:style-name="ce15">
            <text:p><text:s text:c="2"/>62,57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7">
          <table:table-cell table:number-columns-repeated="6" table:style-name="ce5"/>
          <table:table-cell table:number-columns-repeated="16378"/>
        </table:table-row>
        <table:table-row table:style-name="ro17">
          <table:table-cell table:number-columns-repeated="16384" table:style-name="ce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Area" table:cell-range-address="Urbana.$A$2:Urbana.$F$36" table:base-cell-address="Urbana.$A$1"/>
        </table:named-expressions>
      </table:table>
      <table:table table:name="Rura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35">
            <text:p>Tabela 4.3 - Rendimento total e variação patrimonial médio mensal familiar, por situação de segurança alimentar existente no domicílio, segundo os tipos de origem dos recebimentos - Brasil - área rural <text:s text:c="23"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3051.07" table:style-name="ce12">
            <text:p><text:s/>3 051,07</text:p>
          </table:table-cell>
          <table:table-cell office:value-type="float" office:value="3903.05" table:style-name="ce12">
            <text:p><text:s/>3 903,05</text:p>
          </table:table-cell>
          <table:table-cell office:value-type="float" office:value="2332.79" table:style-name="ce12">
            <text:p><text:s/>2 332,79</text:p>
          </table:table-cell>
          <table:table-cell office:value-type="float" office:value="1772.67" table:style-name="ce12">
            <text:p><text:s/>1 772,67</text:p>
          </table:table-cell>
          <table:table-cell office:value-type="float" office:value="1564.07" table:style-name="ce12">
            <text:p><text:s/>1 564,07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2809.59" table:style-name="ce12">
            <text:p><text:s/>2 809,59</text:p>
          </table:table-cell>
          <table:table-cell office:value-type="float" office:value="3535" table:style-name="ce12">
            <text:p><text:s/>3 535,00</text:p>
          </table:table-cell>
          <table:table-cell office:value-type="float" office:value="2204.08" table:style-name="ce12">
            <text:p><text:s/>2 204,08</text:p>
          </table:table-cell>
          <table:table-cell office:value-type="float" office:value="1723.02" table:style-name="ce12">
            <text:p><text:s/>1 723,02</text:p>
          </table:table-cell>
          <table:table-cell office:value-type="float" office:value="1517.03" table:style-name="ce12">
            <text:p><text:s/>1 517,03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1426.38" table:style-name="ce14">
            <text:p><text:s/>1 426,38</text:p>
          </table:table-cell>
          <table:table-cell office:value-type="float" office:value="1942.66" table:style-name="ce14">
            <text:p><text:s/>1 942,66</text:p>
          </table:table-cell>
          <table:table-cell office:value-type="float" office:value="1010.89" table:style-name="ce14">
            <text:p><text:s/>1 010,89</text:p>
          </table:table-cell>
          <table:table-cell office:value-type="float" office:value="612.32000000000005" table:style-name="ce14">
            <text:p><text:s text:c="2"/>612,32</text:p>
          </table:table-cell>
          <table:table-cell office:value-type="float" office:value="517.05999999999995" table:style-name="ce14">
            <text:p><text:s text:c="2"/>517,06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749.13" table:style-name="ce14">
            <text:p><text:s text:c="2"/>749,13</text:p>
          </table:table-cell>
          <table:table-cell office:value-type="float" office:value="928.48" table:style-name="ce14">
            <text:p><text:s text:c="2"/>928,48</text:p>
          </table:table-cell>
          <table:table-cell office:value-type="float" office:value="668.98" table:style-name="ce14">
            <text:p><text:s text:c="2"/>668,98</text:p>
          </table:table-cell>
          <table:table-cell office:value-type="float" office:value="400.12" table:style-name="ce14">
            <text:p><text:s text:c="2"/>400,12</text:p>
          </table:table-cell>
          <table:table-cell office:value-type="float" office:value="301.26" table:style-name="ce14">
            <text:p><text:s text:c="2"/>301,26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134.35" table:style-name="ce14">
            <text:p><text:s text:c="2"/>134,35</text:p>
          </table:table-cell>
          <table:table-cell office:value-type="float" office:value="235.5" table:style-name="ce14">
            <text:p><text:s text:c="2"/>235,50</text:p>
          </table:table-cell>
          <table:table-cell office:value-type="float" office:value="26.34" table:style-name="ce14">
            <text:p><text:s text:c="2"/>26,34</text:p>
          </table:table-cell>
          <table:table-cell office:value-type="float" office:value="7.8" table:style-name="ce14">
            <text:p><text:s text:c="2"/>7,80</text:p>
          </table:table-cell>
          <table:table-cell office:value-type="float" office:value="1.56" table:style-name="ce14">
            <text:p><text:s text:c="2"/>1,56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542.9" table:style-name="ce14">
            <text:p><text:s text:c="2"/>542,90</text:p>
          </table:table-cell>
          <table:table-cell office:value-type="float" office:value="778.68" table:style-name="ce14">
            <text:p><text:s text:c="2"/>778,68</text:p>
          </table:table-cell>
          <table:table-cell office:value-type="float" office:value="315.57" table:style-name="ce14">
            <text:p><text:s text:c="2"/>315,57</text:p>
          </table:table-cell>
          <table:table-cell office:value-type="float" office:value="204.41" table:style-name="ce14">
            <text:p><text:s text:c="2"/>204,41</text:p>
          </table:table-cell>
          <table:table-cell office:value-type="float" office:value="214.25" table:style-name="ce14">
            <text:p><text:s text:c="2"/>214,25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772.15" table:style-name="ce14">
            <text:p><text:s text:c="2"/>772,15</text:p>
          </table:table-cell>
          <table:table-cell office:value-type="float" office:value="893.61" table:style-name="ce14">
            <text:p><text:s text:c="2"/>893,61</text:p>
          </table:table-cell>
          <table:table-cell office:value-type="float" office:value="658.57" table:style-name="ce14">
            <text:p><text:s text:c="2"/>658,57</text:p>
          </table:table-cell>
          <table:table-cell office:value-type="float" office:value="631.32000000000005" table:style-name="ce14">
            <text:p><text:s text:c="2"/>631,32</text:p>
          </table:table-cell>
          <table:table-cell office:value-type="float" office:value="532.13" table:style-name="ce14">
            <text:p><text:s text:c="2"/>532,13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554.5" table:style-name="ce14">
            <text:p><text:s text:c="2"/>554,50</text:p>
          </table:table-cell>
          <table:table-cell office:value-type="float" office:value="693.24" table:style-name="ce14">
            <text:p><text:s text:c="2"/>693,24</text:p>
          </table:table-cell>
          <table:table-cell office:value-type="float" office:value="428.67" table:style-name="ce14">
            <text:p><text:s text:c="2"/>428,67</text:p>
          </table:table-cell>
          <table:table-cell office:value-type="float" office:value="390.59" table:style-name="ce14">
            <text:p><text:s text:c="2"/>390,59</text:p>
          </table:table-cell>
          <table:table-cell office:value-type="float" office:value="270.61" table:style-name="ce14">
            <text:p><text:s text:c="2"/>270,61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41.72" table:style-name="ce14">
            <text:p><text:s text:c="2"/>41,72</text:p>
          </table:table-cell>
          <table:table-cell office:value-type="float" office:value="62.18" table:style-name="ce14">
            <text:p><text:s text:c="2"/>62,18</text:p>
          </table:table-cell>
          <table:table-cell office:value-type="float" office:value="23.17" table:style-name="ce14">
            <text:p><text:s text:c="2"/>23,17</text:p>
          </table:table-cell>
          <table:table-cell office:value-type="float" office:value="5.38" table:style-name="ce14">
            <text:p><text:s text:c="2"/>5,38</text:p>
          </table:table-cell>
          <table:table-cell office:value-type="float" office:value="20.6" table:style-name="ce14">
            <text:p><text:s text:c="2"/>20,60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13.72" table:style-name="ce14">
            <text:p><text:s text:c="2"/>13,72</text:p>
          </table:table-cell>
          <table:table-cell office:value-type="float" office:value="25.11" table:style-name="ce14">
            <text:p><text:s text:c="2"/>25,11</text:p>
          </table:table-cell>
          <table:table-cell office:value-type="float" office:value="0.89" table:style-name="ce14">
            <text:p><text:s text:c="2"/>0,89</text:p>
          </table:table-cell>
          <table:table-cell office:value-type="string" table:style-name="ce14">
            <text:p>-</text:p>
          </table:table-cell>
          <table:table-cell office:value-type="float" office:value="0.41" table:style-name="ce14">
            <text:p><text:s text:c="2"/>0,41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105.96" table:style-name="ce14">
            <text:p><text:s text:c="2"/>105,96</text:p>
          </table:table-cell>
          <table:table-cell office:value-type="float" office:value="67.709999999999994" table:style-name="ce14">
            <text:p><text:s text:c="2"/>67,71</text:p>
          </table:table-cell>
          <table:table-cell office:value-type="float" office:value="134.34" table:style-name="ce14">
            <text:p><text:s text:c="2"/>134,34</text:p>
          </table:table-cell>
          <table:table-cell office:value-type="float" office:value="166.53" table:style-name="ce14">
            <text:p><text:s text:c="2"/>166,53</text:p>
          </table:table-cell>
          <table:table-cell office:value-type="float" office:value="182.14" table:style-name="ce14">
            <text:p><text:s text:c="2"/>182,14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16.63" table:style-name="ce14">
            <text:p><text:s text:c="2"/>16,63</text:p>
          </table:table-cell>
          <table:table-cell office:value-type="float" office:value="13.7" table:style-name="ce14">
            <text:p><text:s text:c="2"/>13,70</text:p>
          </table:table-cell>
          <table:table-cell office:value-type="float" office:value="21.38" table:style-name="ce14">
            <text:p><text:s text:c="2"/>21,38</text:p>
          </table:table-cell>
          <table:table-cell office:value-type="float" office:value="20.97" table:style-name="ce14">
            <text:p><text:s text:c="2"/>20,97</text:p>
          </table:table-cell>
          <table:table-cell office:value-type="float" office:value="13.15" table:style-name="ce14">
            <text:p><text:s text:c="2"/>13,1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39.619999999999997" table:style-name="ce14">
            <text:p><text:s text:c="2"/>39,62</text:p>
          </table:table-cell>
          <table:table-cell office:value-type="float" office:value="31.68" table:style-name="ce14">
            <text:p><text:s text:c="2"/>31,68</text:p>
          </table:table-cell>
          <table:table-cell office:value-type="float" office:value="50.11" table:style-name="ce14">
            <text:p><text:s text:c="2"/>50,11</text:p>
          </table:table-cell>
          <table:table-cell office:value-type="float" office:value="47.85" table:style-name="ce14">
            <text:p><text:s text:c="2"/>47,85</text:p>
          </table:table-cell>
          <table:table-cell office:value-type="float" office:value="45.22" table:style-name="ce14">
            <text:p><text:s text:c="2"/>45,22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26.24" table:style-name="ce14">
            <text:p><text:s text:c="2"/>26,24</text:p>
          </table:table-cell>
          <table:table-cell office:value-type="float" office:value="45.09" table:style-name="ce14">
            <text:p><text:s text:c="2"/>45,09</text:p>
          </table:table-cell>
          <table:table-cell office:value-type="float" office:value="6.92" table:style-name="ce14">
            <text:p><text:s text:c="2"/>6,92</text:p>
          </table:table-cell>
          <table:table-cell office:value-type="float" office:value="0.63" table:style-name="ce14">
            <text:p><text:s text:c="2"/>0,63</text:p>
          </table:table-cell>
          <table:table-cell office:value-type="float" office:value="1.83" table:style-name="ce14">
            <text:p><text:s text:c="2"/>1,83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27.66" table:style-name="ce14">
            <text:p><text:s text:c="2"/>27,66</text:p>
          </table:table-cell>
          <table:table-cell office:value-type="float" office:value="34.94" table:style-name="ce14">
            <text:p><text:s text:c="2"/>34,94</text:p>
          </table:table-cell>
          <table:table-cell office:value-type="float" office:value="21.07" table:style-name="ce14">
            <text:p><text:s text:c="2"/>21,07</text:p>
          </table:table-cell>
          <table:table-cell office:value-type="float" office:value="21.84" table:style-name="ce14">
            <text:p><text:s text:c="2"/>21,84</text:p>
          </table:table-cell>
          <table:table-cell office:value-type="float" office:value="7.99" table:style-name="ce14">
            <text:p><text:s text:c="2"/>7,99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557.15" table:style-name="ce14">
            <text:p><text:s text:c="2"/>557,15</text:p>
          </table:table-cell>
          <table:table-cell office:value-type="float" office:value="618.70000000000005" table:style-name="ce14">
            <text:p><text:s text:c="2"/>618,70</text:p>
          </table:table-cell>
          <table:table-cell office:value-type="float" office:value="506.64" table:style-name="ce14">
            <text:p><text:s text:c="2"/>506,64</text:p>
          </table:table-cell>
          <table:table-cell office:value-type="float" office:value="456.9" table:style-name="ce14">
            <text:p><text:s text:c="2"/>456,90</text:p>
          </table:table-cell>
          <table:table-cell office:value-type="float" office:value="458.02" table:style-name="ce14">
            <text:p><text:s text:c="2"/>458,02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241.48" table:style-name="ce15">
            <text:p><text:s text:c="2"/>241,48</text:p>
          </table:table-cell>
          <table:table-cell office:value-type="float" office:value="368.05" table:style-name="ce15">
            <text:p><text:s text:c="2"/>368,05</text:p>
          </table:table-cell>
          <table:table-cell office:value-type="float" office:value="128.71" table:style-name="ce15">
            <text:p><text:s text:c="2"/>128,71</text:p>
          </table:table-cell>
          <table:table-cell office:value-type="float" office:value="49.66" table:style-name="ce15">
            <text:p><text:s text:c="2"/>49,66</text:p>
          </table:table-cell>
          <table:table-cell office:value-type="float" office:value="47.04" table:style-name="ce15">
            <text:p><text:s text:c="2"/>47,04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Rural.$A$2:Rural.$F$36" table:base-cell-address="Rural.$A$1"/>
        </table:named-expressions>
      </table:table>
      <table:table table:name="Nor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33">
            <text:p>Tabela 4.4 - Rendimento total e variação patrimonial médio mensal familiar, por situação de segurança alimentar existente no domicílio, segundo os tipos de origem dos recebimentos - Região Norte - <text:s text:c="12"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3657.67" table:style-name="ce12">
            <text:p><text:s/>3 657,67</text:p>
          </table:table-cell>
          <table:table-cell office:value-type="float" office:value="4927.3999999999996" table:style-name="ce12">
            <text:p><text:s/>4 927,40</text:p>
          </table:table-cell>
          <table:table-cell office:value-type="float" office:value="3132.7" table:style-name="ce12">
            <text:p><text:s/>3 132,70</text:p>
          </table:table-cell>
          <table:table-cell office:value-type="float" office:value="2377.6" table:style-name="ce12">
            <text:p><text:s/>2 377,60</text:p>
          </table:table-cell>
          <table:table-cell office:value-type="float" office:value="1811.07" table:style-name="ce12">
            <text:p><text:s/>1 811,07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3460.96" table:style-name="ce12">
            <text:p><text:s/>3 460,96</text:p>
          </table:table-cell>
          <table:table-cell office:value-type="float" office:value="4569.37" table:style-name="ce12">
            <text:p><text:s/>4 569,37</text:p>
          </table:table-cell>
          <table:table-cell office:value-type="float" office:value="3030.78" table:style-name="ce12">
            <text:p><text:s/>3 030,78</text:p>
          </table:table-cell>
          <table:table-cell office:value-type="float" office:value="2330.5100000000002" table:style-name="ce12">
            <text:p><text:s/>2 330,51</text:p>
          </table:table-cell>
          <table:table-cell office:value-type="float" office:value="1780.34" table:style-name="ce12">
            <text:p><text:s/>1 780,34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2229.75" table:style-name="ce14">
            <text:p><text:s/>2 229,75</text:p>
          </table:table-cell>
          <table:table-cell office:value-type="float" office:value="3155.41" table:style-name="ce14">
            <text:p><text:s/>3 155,41</text:p>
          </table:table-cell>
          <table:table-cell office:value-type="float" office:value="1840.07" table:style-name="ce14">
            <text:p><text:s/>1 840,07</text:p>
          </table:table-cell>
          <table:table-cell office:value-type="float" office:value="1356.2" table:style-name="ce14">
            <text:p><text:s/>1 356,20</text:p>
          </table:table-cell>
          <table:table-cell office:value-type="float" office:value="817.34" table:style-name="ce14">
            <text:p><text:s text:c="2"/>817,3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1506.72" table:style-name="ce14">
            <text:p><text:s/>1 506,72</text:p>
          </table:table-cell>
          <table:table-cell office:value-type="float" office:value="2090.9" table:style-name="ce14">
            <text:p><text:s/>2 090,90</text:p>
          </table:table-cell>
          <table:table-cell office:value-type="float" office:value="1316.91" table:style-name="ce14">
            <text:p><text:s/>1 316,91</text:p>
          </table:table-cell>
          <table:table-cell office:value-type="float" office:value="930.44" table:style-name="ce14">
            <text:p><text:s text:c="2"/>930,44</text:p>
          </table:table-cell>
          <table:table-cell office:value-type="float" office:value="476.77" table:style-name="ce14">
            <text:p><text:s text:c="2"/>476,77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158.54" table:style-name="ce14">
            <text:p><text:s text:c="2"/>158,54</text:p>
          </table:table-cell>
          <table:table-cell office:value-type="float" office:value="330.77" table:style-name="ce14">
            <text:p><text:s text:c="2"/>330,77</text:p>
          </table:table-cell>
          <table:table-cell office:value-type="float" office:value="43.62" table:style-name="ce14">
            <text:p><text:s text:c="2"/>43,62</text:p>
          </table:table-cell>
          <table:table-cell office:value-type="float" office:value="10.82" table:style-name="ce14">
            <text:p><text:s text:c="2"/>10,82</text:p>
          </table:table-cell>
          <table:table-cell office:value-type="float" office:value="6.56" table:style-name="ce14">
            <text:p><text:s text:c="2"/>6,56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564.49" table:style-name="ce14">
            <text:p><text:s text:c="2"/>564,49</text:p>
          </table:table-cell>
          <table:table-cell office:value-type="float" office:value="733.75" table:style-name="ce14">
            <text:p><text:s text:c="2"/>733,75</text:p>
          </table:table-cell>
          <table:table-cell office:value-type="float" office:value="479.54" table:style-name="ce14">
            <text:p><text:s text:c="2"/>479,54</text:p>
          </table:table-cell>
          <table:table-cell office:value-type="float" office:value="414.94" table:style-name="ce14">
            <text:p><text:s text:c="2"/>414,94</text:p>
          </table:table-cell>
          <table:table-cell office:value-type="float" office:value="334.01" table:style-name="ce14">
            <text:p><text:s text:c="2"/>334,01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595.91" table:style-name="ce14">
            <text:p><text:s text:c="2"/>595,91</text:p>
          </table:table-cell>
          <table:table-cell office:value-type="float" office:value="697.42" table:style-name="ce14">
            <text:p><text:s text:c="2"/>697,42</text:p>
          </table:table-cell>
          <table:table-cell office:value-type="float" office:value="550.11" table:style-name="ce14">
            <text:p><text:s text:c="2"/>550,11</text:p>
          </table:table-cell>
          <table:table-cell office:value-type="float" office:value="481.39" table:style-name="ce14">
            <text:p><text:s text:c="2"/>481,39</text:p>
          </table:table-cell>
          <table:table-cell office:value-type="float" office:value="478.18" table:style-name="ce14">
            <text:p><text:s text:c="2"/>478,18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295.98" table:style-name="ce14">
            <text:p><text:s text:c="2"/>295,98</text:p>
          </table:table-cell>
          <table:table-cell office:value-type="float" office:value="350.83" table:style-name="ce14">
            <text:p><text:s text:c="2"/>350,83</text:p>
          </table:table-cell>
          <table:table-cell office:value-type="float" office:value="293.72000000000003" table:style-name="ce14">
            <text:p><text:s text:c="2"/>293,72</text:p>
          </table:table-cell>
          <table:table-cell office:value-type="float" office:value="216.1" table:style-name="ce14">
            <text:p><text:s text:c="2"/>216,10</text:p>
          </table:table-cell>
          <table:table-cell office:value-type="float" office:value="188.63" table:style-name="ce14">
            <text:p><text:s text:c="2"/>188,63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128.6" table:style-name="ce14">
            <text:p><text:s text:c="2"/>128,60</text:p>
          </table:table-cell>
          <table:table-cell office:value-type="float" office:value="202.38" table:style-name="ce14">
            <text:p><text:s text:c="2"/>202,38</text:p>
          </table:table-cell>
          <table:table-cell office:value-type="float" office:value="100.73" table:style-name="ce14">
            <text:p><text:s text:c="2"/>100,73</text:p>
          </table:table-cell>
          <table:table-cell office:value-type="float" office:value="51.04" table:style-name="ce14">
            <text:p><text:s text:c="2"/>51,04</text:p>
          </table:table-cell>
          <table:table-cell office:value-type="float" office:value="17.75" table:style-name="ce14">
            <text:p><text:s text:c="2"/>17,75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3.95" table:style-name="ce14">
            <text:p><text:s text:c="2"/>3,95</text:p>
          </table:table-cell>
          <table:table-cell office:value-type="float" office:value="5.94" table:style-name="ce14">
            <text:p><text:s text:c="2"/>5,94</text:p>
          </table:table-cell>
          <table:table-cell office:value-type="float" office:value="3.08" table:style-name="ce14">
            <text:p><text:s text:c="2"/>3,08</text:p>
          </table:table-cell>
          <table:table-cell office:value-type="float" office:value="1.61" table:style-name="ce14">
            <text:p><text:s text:c="2"/>1,61</text:p>
          </table:table-cell>
          <table:table-cell office:value-type="float" office:value="1.71" table:style-name="ce14">
            <text:p><text:s text:c="2"/>1,71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83.3" table:style-name="ce14">
            <text:p><text:s text:c="2"/>83,30</text:p>
          </table:table-cell>
          <table:table-cell office:value-type="float" office:value="53.32" table:style-name="ce14">
            <text:p><text:s text:c="2"/>53,32</text:p>
          </table:table-cell>
          <table:table-cell office:value-type="float" office:value="77.709999999999994" table:style-name="ce14">
            <text:p><text:s text:c="2"/>77,71</text:p>
          </table:table-cell>
          <table:table-cell office:value-type="float" office:value="127.15" table:style-name="ce14">
            <text:p><text:s text:c="2"/>127,15</text:p>
          </table:table-cell>
          <table:table-cell office:value-type="float" office:value="163.09" table:style-name="ce14">
            <text:p><text:s text:c="2"/>163,09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29.19" table:style-name="ce14">
            <text:p><text:s text:c="2"/>29,19</text:p>
          </table:table-cell>
          <table:table-cell office:value-type="float" office:value="33.17" table:style-name="ce14">
            <text:p><text:s text:c="2"/>33,17</text:p>
          </table:table-cell>
          <table:table-cell office:value-type="float" office:value="28.95" table:style-name="ce14">
            <text:p><text:s text:c="2"/>28,95</text:p>
          </table:table-cell>
          <table:table-cell office:value-type="float" office:value="22.46" table:style-name="ce14">
            <text:p><text:s text:c="2"/>22,46</text:p>
          </table:table-cell>
          <table:table-cell office:value-type="float" office:value="23.05" table:style-name="ce14">
            <text:p><text:s text:c="2"/>23,0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54.88" table:style-name="ce14">
            <text:p><text:s text:c="2"/>54,88</text:p>
          </table:table-cell>
          <table:table-cell office:value-type="float" office:value="51.78" table:style-name="ce14">
            <text:p><text:s text:c="2"/>51,78</text:p>
          </table:table-cell>
          <table:table-cell office:value-type="float" office:value="45.93" table:style-name="ce14">
            <text:p><text:s text:c="2"/>45,93</text:p>
          </table:table-cell>
          <table:table-cell office:value-type="float" office:value="63.03" table:style-name="ce14">
            <text:p><text:s text:c="2"/>63,03</text:p>
          </table:table-cell>
          <table:table-cell office:value-type="float" office:value="83.94" table:style-name="ce14">
            <text:p><text:s text:c="2"/>83,94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38.270000000000003" table:style-name="ce14">
            <text:p><text:s text:c="2"/>38,27</text:p>
          </table:table-cell>
          <table:table-cell office:value-type="float" office:value="51.08" table:style-name="ce14">
            <text:p><text:s text:c="2"/>51,08</text:p>
          </table:table-cell>
          <table:table-cell office:value-type="float" office:value="43.59" table:style-name="ce14">
            <text:p><text:s text:c="2"/>43,59</text:p>
          </table:table-cell>
          <table:table-cell office:value-type="float" office:value="14.22" table:style-name="ce14">
            <text:p><text:s text:c="2"/>14,22</text:p>
          </table:table-cell>
          <table:table-cell office:value-type="float" office:value="2.91" table:style-name="ce14">
            <text:p><text:s text:c="2"/>2,91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24.72" table:style-name="ce14">
            <text:p><text:s text:c="2"/>24,72</text:p>
          </table:table-cell>
          <table:table-cell office:value-type="float" office:value="34.22" table:style-name="ce14">
            <text:p><text:s text:c="2"/>34,22</text:p>
          </table:table-cell>
          <table:table-cell office:value-type="float" office:value="24.1" table:style-name="ce14">
            <text:p><text:s text:c="2"/>24,10</text:p>
          </table:table-cell>
          <table:table-cell office:value-type="float" office:value="9.7799999999999994" table:style-name="ce14">
            <text:p><text:s text:c="2"/>9,78</text:p>
          </table:table-cell>
          <table:table-cell office:value-type="float" office:value="8.4700000000000006" table:style-name="ce14">
            <text:p><text:s text:c="2"/>8,47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572.30999999999995" table:style-name="ce14">
            <text:p><text:s text:c="2"/>572,31</text:p>
          </table:table-cell>
          <table:table-cell office:value-type="float" office:value="631.24" table:style-name="ce14">
            <text:p><text:s text:c="2"/>631,24</text:p>
          </table:table-cell>
          <table:table-cell office:value-type="float" office:value="572.9" table:style-name="ce14">
            <text:p><text:s text:c="2"/>572,90</text:p>
          </table:table-cell>
          <table:table-cell office:value-type="float" office:value="468.93" table:style-name="ce14">
            <text:p><text:s text:c="2"/>468,93</text:p>
          </table:table-cell>
          <table:table-cell office:value-type="float" office:value="473.44" table:style-name="ce14">
            <text:p><text:s text:c="2"/>473,44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196.71" table:style-name="ce15">
            <text:p><text:s text:c="2"/>196,71</text:p>
          </table:table-cell>
          <table:table-cell office:value-type="float" office:value="358.03" table:style-name="ce15">
            <text:p><text:s text:c="2"/>358,03</text:p>
          </table:table-cell>
          <table:table-cell office:value-type="float" office:value="101.93" table:style-name="ce15">
            <text:p><text:s text:c="2"/>101,93</text:p>
          </table:table-cell>
          <table:table-cell office:value-type="float" office:value="47.09" table:style-name="ce15">
            <text:p><text:s text:c="2"/>47,09</text:p>
          </table:table-cell>
          <table:table-cell office:value-type="float" office:value="30.73" table:style-name="ce15">
            <text:p><text:s text:c="2"/>30,73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Norte.$A$2:Norte.$F$36" table:base-cell-address="Norte.$A$1"/>
        </table:named-expressions>
      </table:table>
      <table:table table:name="Nord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16">
            <text:p>Tabela 4.5 - Rendimento total e variação patrimonial médio mensal familiar, por situação de segurança alimentar existente no domicílio, <text:s/>segundo os tipos de origem dos recebimentos - Região Nordeste <text:s text:c="4"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3559.55" table:style-name="ce12">
            <text:p><text:s/>3 559,55</text:p>
          </table:table-cell>
          <table:table-cell office:value-type="float" office:value="4719.6899999999996" table:style-name="ce12">
            <text:p><text:s/>4 719,69</text:p>
          </table:table-cell>
          <table:table-cell office:value-type="float" office:value="2699.53" table:style-name="ce12">
            <text:p><text:s/>2 699,53</text:p>
          </table:table-cell>
          <table:table-cell office:value-type="float" office:value="2132.5" table:style-name="ce12">
            <text:p><text:s/>2 132,50</text:p>
          </table:table-cell>
          <table:table-cell office:value-type="float" office:value="1757.98" table:style-name="ce12">
            <text:p><text:s/>1 757,98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3380.68" table:style-name="ce12">
            <text:p><text:s/>3 380,68</text:p>
          </table:table-cell>
          <table:table-cell office:value-type="float" office:value="4457" table:style-name="ce12">
            <text:p><text:s/>4 457,00</text:p>
          </table:table-cell>
          <table:table-cell office:value-type="float" office:value="2589.85" table:style-name="ce12">
            <text:p><text:s/>2 589,85</text:p>
          </table:table-cell>
          <table:table-cell office:value-type="float" office:value="2050.1799999999998" table:style-name="ce12">
            <text:p><text:s/>2 050,18</text:p>
          </table:table-cell>
          <table:table-cell office:value-type="float" office:value="1692.13" table:style-name="ce12">
            <text:p><text:s/>1 692,13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1871.93" table:style-name="ce14">
            <text:p><text:s/>1 871,93</text:p>
          </table:table-cell>
          <table:table-cell office:value-type="float" office:value="2605.38" table:style-name="ce14">
            <text:p><text:s/>2 605,38</text:p>
          </table:table-cell>
          <table:table-cell office:value-type="float" office:value="1352.82" table:style-name="ce14">
            <text:p><text:s/>1 352,82</text:p>
          </table:table-cell>
          <table:table-cell office:value-type="float" office:value="927.48" table:style-name="ce14">
            <text:p><text:s text:c="2"/>927,48</text:p>
          </table:table-cell>
          <table:table-cell office:value-type="float" office:value="709.56" table:style-name="ce14">
            <text:p><text:s text:c="2"/>709,56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1317.6" table:style-name="ce14">
            <text:p><text:s/>1 317,60</text:p>
          </table:table-cell>
          <table:table-cell office:value-type="float" office:value="1805.13" table:style-name="ce14">
            <text:p><text:s/>1 805,13</text:p>
          </table:table-cell>
          <table:table-cell office:value-type="float" office:value="987.02" table:style-name="ce14">
            <text:p><text:s text:c="2"/>987,02</text:p>
          </table:table-cell>
          <table:table-cell office:value-type="float" office:value="685.61" table:style-name="ce14">
            <text:p><text:s text:c="2"/>685,61</text:p>
          </table:table-cell>
          <table:table-cell office:value-type="float" office:value="492.47" table:style-name="ce14">
            <text:p><text:s text:c="2"/>492,47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164.9" table:style-name="ce14">
            <text:p><text:s text:c="2"/>164,90</text:p>
          </table:table-cell>
          <table:table-cell office:value-type="float" office:value="296.37" table:style-name="ce14">
            <text:p><text:s text:c="2"/>296,37</text:p>
          </table:table-cell>
          <table:table-cell office:value-type="float" office:value="50.49" table:style-name="ce14">
            <text:p><text:s text:c="2"/>50,49</text:p>
          </table:table-cell>
          <table:table-cell office:value-type="float" office:value="16.2" table:style-name="ce14">
            <text:p><text:s text:c="2"/>16,20</text:p>
          </table:table-cell>
          <table:table-cell office:value-type="float" office:value="6.99" table:style-name="ce14">
            <text:p><text:s text:c="2"/>6,99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389.43" table:style-name="ce14">
            <text:p><text:s text:c="2"/>389,43</text:p>
          </table:table-cell>
          <table:table-cell office:value-type="float" office:value="503.89" table:style-name="ce14">
            <text:p><text:s text:c="2"/>503,89</text:p>
          </table:table-cell>
          <table:table-cell office:value-type="float" office:value="315.31" table:style-name="ce14">
            <text:p><text:s text:c="2"/>315,31</text:p>
          </table:table-cell>
          <table:table-cell office:value-type="float" office:value="225.67" table:style-name="ce14">
            <text:p><text:s text:c="2"/>225,67</text:p>
          </table:table-cell>
          <table:table-cell office:value-type="float" office:value="210.1" table:style-name="ce14">
            <text:p><text:s text:c="2"/>210,10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876.4" table:style-name="ce14">
            <text:p><text:s text:c="2"/>876,40</text:p>
          </table:table-cell>
          <table:table-cell office:value-type="float" office:value="1108.6300000000001" table:style-name="ce14">
            <text:p><text:s/>1 108,63</text:p>
          </table:table-cell>
          <table:table-cell office:value-type="float" office:value="684.02" table:style-name="ce14">
            <text:p><text:s text:c="2"/>684,02</text:p>
          </table:table-cell>
          <table:table-cell office:value-type="float" office:value="638.39" table:style-name="ce14">
            <text:p><text:s text:c="2"/>638,39</text:p>
          </table:table-cell>
          <table:table-cell office:value-type="float" office:value="510.85" table:style-name="ce14">
            <text:p><text:s text:c="2"/>510,8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486.37" table:style-name="ce14">
            <text:p><text:s text:c="2"/>486,37</text:p>
          </table:table-cell>
          <table:table-cell office:value-type="float" office:value="608.12" table:style-name="ce14">
            <text:p><text:s text:c="2"/>608,12</text:p>
          </table:table-cell>
          <table:table-cell office:value-type="float" office:value="392.45" table:style-name="ce14">
            <text:p><text:s text:c="2"/>392,45</text:p>
          </table:table-cell>
          <table:table-cell office:value-type="float" office:value="367.06" table:style-name="ce14">
            <text:p><text:s text:c="2"/>367,06</text:p>
          </table:table-cell>
          <table:table-cell office:value-type="float" office:value="255.55" table:style-name="ce14">
            <text:p><text:s text:c="2"/>255,55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173.01" table:style-name="ce14">
            <text:p><text:s text:c="2"/>173,01</text:p>
          </table:table-cell>
          <table:table-cell office:value-type="float" office:value="291.93" table:style-name="ce14">
            <text:p><text:s text:c="2"/>291,93</text:p>
          </table:table-cell>
          <table:table-cell office:value-type="float" office:value="72.02" table:style-name="ce14">
            <text:p><text:s text:c="2"/>72,02</text:p>
          </table:table-cell>
          <table:table-cell office:value-type="float" office:value="36.200000000000003" table:style-name="ce14">
            <text:p><text:s text:c="2"/>36,20</text:p>
          </table:table-cell>
          <table:table-cell office:value-type="float" office:value="24.06" table:style-name="ce14">
            <text:p><text:s text:c="2"/>24,06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19.010000000000002" table:style-name="ce14">
            <text:p><text:s text:c="2"/>19,01</text:p>
          </table:table-cell>
          <table:table-cell office:value-type="float" office:value="36.159999999999997" table:style-name="ce14">
            <text:p><text:s text:c="2"/>36,16</text:p>
          </table:table-cell>
          <table:table-cell office:value-type="float" office:value="3.06" table:style-name="ce14">
            <text:p><text:s text:c="2"/>3,06</text:p>
          </table:table-cell>
          <table:table-cell office:value-type="float" office:value="1.05" table:style-name="ce14">
            <text:p><text:s text:c="2"/>1,05</text:p>
          </table:table-cell>
          <table:table-cell office:value-type="string" table:style-name="ce14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106.51" table:style-name="ce14">
            <text:p><text:s text:c="2"/>106,51</text:p>
          </table:table-cell>
          <table:table-cell office:value-type="float" office:value="75.87" table:style-name="ce14">
            <text:p><text:s text:c="2"/>75,87</text:p>
          </table:table-cell>
          <table:table-cell office:value-type="float" office:value="125.83" table:style-name="ce14">
            <text:p><text:s text:c="2"/>125,83</text:p>
          </table:table-cell>
          <table:table-cell office:value-type="float" office:value="149.4" table:style-name="ce14">
            <text:p><text:s text:c="2"/>149,40</text:p>
          </table:table-cell>
          <table:table-cell office:value-type="float" office:value="158.6" table:style-name="ce14">
            <text:p><text:s text:c="2"/>158,60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41.33" table:style-name="ce14">
            <text:p><text:s text:c="2"/>41,33</text:p>
          </table:table-cell>
          <table:table-cell office:value-type="float" office:value="46.24" table:style-name="ce14">
            <text:p><text:s text:c="2"/>46,24</text:p>
          </table:table-cell>
          <table:table-cell office:value-type="float" office:value="39.86" table:style-name="ce14">
            <text:p><text:s text:c="2"/>39,86</text:p>
          </table:table-cell>
          <table:table-cell office:value-type="float" office:value="32.659999999999997" table:style-name="ce14">
            <text:p><text:s text:c="2"/>32,66</text:p>
          </table:table-cell>
          <table:table-cell office:value-type="float" office:value="29.64" table:style-name="ce14">
            <text:p><text:s text:c="2"/>29,64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50.16" table:style-name="ce14">
            <text:p><text:s text:c="2"/>50,16</text:p>
          </table:table-cell>
          <table:table-cell office:value-type="float" office:value="50.31" table:style-name="ce14">
            <text:p><text:s text:c="2"/>50,31</text:p>
          </table:table-cell>
          <table:table-cell office:value-type="float" office:value="50.8" table:style-name="ce14">
            <text:p><text:s text:c="2"/>50,80</text:p>
          </table:table-cell>
          <table:table-cell office:value-type="float" office:value="52.02" table:style-name="ce14">
            <text:p><text:s text:c="2"/>52,02</text:p>
          </table:table-cell>
          <table:table-cell office:value-type="float" office:value="43" table:style-name="ce14">
            <text:p><text:s text:c="2"/>43,00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33.68" table:style-name="ce14">
            <text:p><text:s text:c="2"/>33,68</text:p>
          </table:table-cell>
          <table:table-cell office:value-type="float" office:value="57.75" table:style-name="ce14">
            <text:p><text:s text:c="2"/>57,75</text:p>
          </table:table-cell>
          <table:table-cell office:value-type="float" office:value="13.21" table:style-name="ce14">
            <text:p><text:s text:c="2"/>13,21</text:p>
          </table:table-cell>
          <table:table-cell office:value-type="float" office:value="5.28" table:style-name="ce14">
            <text:p><text:s text:c="2"/>5,28</text:p>
          </table:table-cell>
          <table:table-cell office:value-type="float" office:value="5" table:style-name="ce14">
            <text:p><text:s text:c="2"/>5,00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40.25" table:style-name="ce14">
            <text:p><text:s text:c="2"/>40,25</text:p>
          </table:table-cell>
          <table:table-cell office:value-type="float" office:value="55.05" table:style-name="ce14">
            <text:p><text:s text:c="2"/>55,05</text:p>
          </table:table-cell>
          <table:table-cell office:value-type="float" office:value="30.32" table:style-name="ce14">
            <text:p><text:s text:c="2"/>30,32</text:p>
          </table:table-cell>
          <table:table-cell office:value-type="float" office:value="21.48" table:style-name="ce14">
            <text:p><text:s text:c="2"/>21,48</text:p>
          </table:table-cell>
          <table:table-cell office:value-type="float" office:value="13.91" table:style-name="ce14">
            <text:p><text:s text:c="2"/>13,91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558.41999999999996" table:style-name="ce14">
            <text:p><text:s text:c="2"/>558,42</text:p>
          </table:table-cell>
          <table:table-cell office:value-type="float" office:value="630.19000000000005" table:style-name="ce14">
            <text:p><text:s text:c="2"/>630,19</text:p>
          </table:table-cell>
          <table:table-cell office:value-type="float" office:value="509.47" table:style-name="ce14">
            <text:p><text:s text:c="2"/>509,47</text:p>
          </table:table-cell>
          <table:table-cell office:value-type="float" office:value="457.56" table:style-name="ce14">
            <text:p><text:s text:c="2"/>457,56</text:p>
          </table:table-cell>
          <table:table-cell office:value-type="float" office:value="452.82" table:style-name="ce14">
            <text:p><text:s text:c="2"/>452,82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178.87" table:style-name="ce15">
            <text:p><text:s text:c="2"/>178,87</text:p>
          </table:table-cell>
          <table:table-cell office:value-type="float" office:value="262.69" table:style-name="ce15">
            <text:p><text:s text:c="2"/>262,69</text:p>
          </table:table-cell>
          <table:table-cell office:value-type="float" office:value="109.68" table:style-name="ce15">
            <text:p><text:s text:c="2"/>109,68</text:p>
          </table:table-cell>
          <table:table-cell office:value-type="float" office:value="82.32" table:style-name="ce15">
            <text:p><text:s text:c="2"/>82,32</text:p>
          </table:table-cell>
          <table:table-cell office:value-type="float" office:value="65.86" table:style-name="ce15">
            <text:p><text:s text:c="2"/>65,86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Nordeste.$A$2:Nordeste.$F$36" table:base-cell-address="Nordeste.$A$1"/>
        </table:named-expressions>
      </table:table>
      <table:table table:name="Sud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34">
            <text:p>Tabela 4.6 - Rendimento total e variação patrimonial médio mensal familiar, por situação de segurança alimentar existente no domicílio, segundo os tipos de origem dos recebimentos - Região Sudeste <text:s text:c="10"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6400.39" table:style-name="ce12">
            <text:p><text:s/>6 400,39</text:p>
          </table:table-cell>
          <table:table-cell office:value-type="float" office:value="7550.25" table:style-name="ce12">
            <text:p><text:s/>7 550,25</text:p>
          </table:table-cell>
          <table:table-cell office:value-type="float" office:value="4279.13" table:style-name="ce12">
            <text:p><text:s/>4 279,13</text:p>
          </table:table-cell>
          <table:table-cell office:value-type="float" office:value="2908.94" table:style-name="ce12">
            <text:p><text:s/>2 908,94</text:p>
          </table:table-cell>
          <table:table-cell office:value-type="float" office:value="2511.59" table:style-name="ce12">
            <text:p><text:s/>2 511,59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6002.46" table:style-name="ce12">
            <text:p><text:s/>6 002,46</text:p>
          </table:table-cell>
          <table:table-cell office:value-type="float" office:value="7061.59" table:style-name="ce12">
            <text:p><text:s/>7 061,59</text:p>
          </table:table-cell>
          <table:table-cell office:value-type="float" office:value="4029.52" table:style-name="ce12">
            <text:p><text:s/>4 029,52</text:p>
          </table:table-cell>
          <table:table-cell office:value-type="float" office:value="2834.44" table:style-name="ce12">
            <text:p><text:s/>2 834,44</text:p>
          </table:table-cell>
          <table:table-cell office:value-type="float" office:value="2473.46" table:style-name="ce12">
            <text:p><text:s/>2 473,46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3717.21" table:style-name="ce14">
            <text:p><text:s/>3 717,21</text:p>
          </table:table-cell>
          <table:table-cell office:value-type="float" office:value="4404.1000000000004" table:style-name="ce14">
            <text:p><text:s/>4 404,10</text:p>
          </table:table-cell>
          <table:table-cell office:value-type="float" office:value="2531.98" table:style-name="ce14">
            <text:p><text:s/>2 531,98</text:p>
          </table:table-cell>
          <table:table-cell office:value-type="float" office:value="1412.87" table:style-name="ce14">
            <text:p><text:s/>1 412,87</text:p>
          </table:table-cell>
          <table:table-cell office:value-type="float" office:value="1190.48" table:style-name="ce14">
            <text:p><text:s/>1 190,48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2522.12" table:style-name="ce14">
            <text:p><text:s/>2 522,12</text:p>
          </table:table-cell>
          <table:table-cell office:value-type="float" office:value="2913.22" table:style-name="ce14">
            <text:p><text:s/>2 913,22</text:p>
          </table:table-cell>
          <table:table-cell office:value-type="float" office:value="1923.95" table:style-name="ce14">
            <text:p><text:s/>1 923,95</text:p>
          </table:table-cell>
          <table:table-cell office:value-type="float" office:value="1015.57" table:style-name="ce14">
            <text:p><text:s/>1 015,57</text:p>
          </table:table-cell>
          <table:table-cell office:value-type="float" office:value="872.78" table:style-name="ce14">
            <text:p><text:s text:c="2"/>872,78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522.07000000000005" table:style-name="ce14">
            <text:p><text:s text:c="2"/>522,07</text:p>
          </table:table-cell>
          <table:table-cell office:value-type="float" office:value="716.6" table:style-name="ce14">
            <text:p><text:s text:c="2"/>716,60</text:p>
          </table:table-cell>
          <table:table-cell office:value-type="float" office:value="119.31" table:style-name="ce14">
            <text:p><text:s text:c="2"/>119,31</text:p>
          </table:table-cell>
          <table:table-cell office:value-type="float" office:value="18.05" table:style-name="ce14">
            <text:p><text:s text:c="2"/>18,05</text:p>
          </table:table-cell>
          <table:table-cell office:value-type="float" office:value="34.51" table:style-name="ce14">
            <text:p><text:s text:c="2"/>34,51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673.02" table:style-name="ce14">
            <text:p><text:s text:c="2"/>673,02</text:p>
          </table:table-cell>
          <table:table-cell office:value-type="float" office:value="774.29" table:style-name="ce14">
            <text:p><text:s text:c="2"/>774,29</text:p>
          </table:table-cell>
          <table:table-cell office:value-type="float" office:value="488.72" table:style-name="ce14">
            <text:p><text:s text:c="2"/>488,72</text:p>
          </table:table-cell>
          <table:table-cell office:value-type="float" office:value="379.25" table:style-name="ce14">
            <text:p><text:s text:c="2"/>379,25</text:p>
          </table:table-cell>
          <table:table-cell office:value-type="float" office:value="283.2" table:style-name="ce14">
            <text:p><text:s text:c="2"/>283,20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1208.4100000000001" table:style-name="ce14">
            <text:p><text:s/>1 208,41</text:p>
          </table:table-cell>
          <table:table-cell office:value-type="float" office:value="1449.34" table:style-name="ce14">
            <text:p><text:s/>1 449,34</text:p>
          </table:table-cell>
          <table:table-cell office:value-type="float" office:value="688.57" table:style-name="ce14">
            <text:p><text:s text:c="2"/>688,57</text:p>
          </table:table-cell>
          <table:table-cell office:value-type="float" office:value="669.69" table:style-name="ce14">
            <text:p><text:s text:c="2"/>669,69</text:p>
          </table:table-cell>
          <table:table-cell office:value-type="float" office:value="597.45000000000005" table:style-name="ce14">
            <text:p><text:s text:c="2"/>597,45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687.23" table:style-name="ce14">
            <text:p><text:s text:c="2"/>687,23</text:p>
          </table:table-cell>
          <table:table-cell office:value-type="float" office:value="805.96" table:style-name="ce14">
            <text:p><text:s text:c="2"/>805,96</text:p>
          </table:table-cell>
          <table:table-cell office:value-type="float" office:value="443.66" table:style-name="ce14">
            <text:p><text:s text:c="2"/>443,66</text:p>
          </table:table-cell>
          <table:table-cell office:value-type="float" office:value="414.16" table:style-name="ce14">
            <text:p><text:s text:c="2"/>414,16</text:p>
          </table:table-cell>
          <table:table-cell office:value-type="float" office:value="302.64" table:style-name="ce14">
            <text:p><text:s text:c="2"/>302,6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312.08999999999997" table:style-name="ce14">
            <text:p><text:s text:c="2"/>312,09</text:p>
          </table:table-cell>
          <table:table-cell office:value-type="float" office:value="422.07" table:style-name="ce14">
            <text:p><text:s text:c="2"/>422,07</text:p>
          </table:table-cell>
          <table:table-cell office:value-type="float" office:value="73.66" table:style-name="ce14">
            <text:p><text:s text:c="2"/>73,66</text:p>
          </table:table-cell>
          <table:table-cell office:value-type="float" office:value="37.99" table:style-name="ce14">
            <text:p><text:s text:c="2"/>37,99</text:p>
          </table:table-cell>
          <table:table-cell office:value-type="float" office:value="98.91" table:style-name="ce14">
            <text:p><text:s text:c="2"/>98,91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56.94" table:style-name="ce14">
            <text:p><text:s text:c="2"/>56,94</text:p>
          </table:table-cell>
          <table:table-cell office:value-type="float" office:value="79.66" table:style-name="ce14">
            <text:p><text:s text:c="2"/>79,66</text:p>
          </table:table-cell>
          <table:table-cell office:value-type="float" office:value="6.23" table:style-name="ce14">
            <text:p><text:s text:c="2"/>6,23</text:p>
          </table:table-cell>
          <table:table-cell office:value-type="float" office:value="11.06" table:style-name="ce14">
            <text:p><text:s text:c="2"/>11,06</text:p>
          </table:table-cell>
          <table:table-cell office:value-type="float" office:value="2.84" table:style-name="ce14">
            <text:p><text:s text:c="2"/>2,8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35.89" table:style-name="ce14">
            <text:p><text:s text:c="2"/>35,89</text:p>
          </table:table-cell>
          <table:table-cell office:value-type="float" office:value="24.4" table:style-name="ce14">
            <text:p><text:s text:c="2"/>24,40</text:p>
          </table:table-cell>
          <table:table-cell office:value-type="float" office:value="54.54" table:style-name="ce14">
            <text:p><text:s text:c="2"/>54,54</text:p>
          </table:table-cell>
          <table:table-cell office:value-type="float" office:value="75.38" table:style-name="ce14">
            <text:p><text:s text:c="2"/>75,38</text:p>
          </table:table-cell>
          <table:table-cell office:value-type="float" office:value="85.56" table:style-name="ce14">
            <text:p><text:s text:c="2"/>85,56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55.68" table:style-name="ce14">
            <text:p><text:s text:c="2"/>55,68</text:p>
          </table:table-cell>
          <table:table-cell office:value-type="float" office:value="61.46" table:style-name="ce14">
            <text:p><text:s text:c="2"/>61,46</text:p>
          </table:table-cell>
          <table:table-cell office:value-type="float" office:value="41.93" table:style-name="ce14">
            <text:p><text:s text:c="2"/>41,93</text:p>
          </table:table-cell>
          <table:table-cell office:value-type="float" office:value="39.69" table:style-name="ce14">
            <text:p><text:s text:c="2"/>39,69</text:p>
          </table:table-cell>
          <table:table-cell office:value-type="float" office:value="57" table:style-name="ce14">
            <text:p><text:s text:c="2"/>57,00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60.58" table:style-name="ce14">
            <text:p><text:s text:c="2"/>60,58</text:p>
          </table:table-cell>
          <table:table-cell office:value-type="float" office:value="55.8" table:style-name="ce14">
            <text:p><text:s text:c="2"/>55,80</text:p>
          </table:table-cell>
          <table:table-cell office:value-type="float" office:value="68.56" table:style-name="ce14">
            <text:p><text:s text:c="2"/>68,56</text:p>
          </table:table-cell>
          <table:table-cell office:value-type="float" office:value="91.41" table:style-name="ce14">
            <text:p><text:s text:c="2"/>91,41</text:p>
          </table:table-cell>
          <table:table-cell office:value-type="float" office:value="50.49" table:style-name="ce14">
            <text:p><text:s text:c="2"/>50,49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120.07" table:style-name="ce14">
            <text:p><text:s text:c="2"/>120,07</text:p>
          </table:table-cell>
          <table:table-cell office:value-type="float" office:value="166.49" table:style-name="ce14">
            <text:p><text:s text:c="2"/>166,49</text:p>
          </table:table-cell>
          <table:table-cell office:value-type="float" office:value="17.829999999999998" table:style-name="ce14">
            <text:p><text:s text:c="2"/>17,83</text:p>
          </table:table-cell>
          <table:table-cell office:value-type="float" office:value="12.84" table:style-name="ce14">
            <text:p><text:s text:c="2"/>12,84</text:p>
          </table:table-cell>
          <table:table-cell office:value-type="float" office:value="25.8" table:style-name="ce14">
            <text:p><text:s text:c="2"/>25,80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32.9" table:style-name="ce14">
            <text:p><text:s text:c="2"/>32,90</text:p>
          </table:table-cell>
          <table:table-cell office:value-type="float" office:value="37.75" table:style-name="ce14">
            <text:p><text:s text:c="2"/>37,75</text:p>
          </table:table-cell>
          <table:table-cell office:value-type="float" office:value="25.47" table:style-name="ce14">
            <text:p><text:s text:c="2"/>25,47</text:p>
          </table:table-cell>
          <table:table-cell office:value-type="float" office:value="18.98" table:style-name="ce14">
            <text:p><text:s text:c="2"/>18,98</text:p>
          </table:table-cell>
          <table:table-cell office:value-type="float" office:value="3.15" table:style-name="ce14">
            <text:p><text:s text:c="2"/>3,15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923.86" table:style-name="ce14">
            <text:p><text:s text:c="2"/>923,86</text:p>
          </table:table-cell>
          <table:table-cell office:value-type="float" office:value="1003.92" table:style-name="ce14">
            <text:p><text:s/>1 003,92</text:p>
          </table:table-cell>
          <table:table-cell office:value-type="float" office:value="765.66" table:style-name="ce14">
            <text:p><text:s text:c="2"/>765,66</text:p>
          </table:table-cell>
          <table:table-cell office:value-type="float" office:value="720.07" table:style-name="ce14">
            <text:p><text:s text:c="2"/>720,07</text:p>
          </table:table-cell>
          <table:table-cell office:value-type="float" office:value="656.58" table:style-name="ce14">
            <text:p><text:s text:c="2"/>656,58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397.94" table:style-name="ce15">
            <text:p><text:s text:c="2"/>397,94</text:p>
          </table:table-cell>
          <table:table-cell office:value-type="float" office:value="488.66" table:style-name="ce15">
            <text:p><text:s text:c="2"/>488,66</text:p>
          </table:table-cell>
          <table:table-cell office:value-type="float" office:value="249.61" table:style-name="ce15">
            <text:p><text:s text:c="2"/>249,61</text:p>
          </table:table-cell>
          <table:table-cell office:value-type="float" office:value="74.5" table:style-name="ce15">
            <text:p><text:s text:c="2"/>74,50</text:p>
          </table:table-cell>
          <table:table-cell office:value-type="float" office:value="38.14" table:style-name="ce15">
            <text:p><text:s text:c="2"/>38,14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Sudeste.$A$2:Sudeste.$F$36" table:base-cell-address="Sudeste.$A$1"/>
        </table:named-expressions>
      </table:table>
      <table:table table:name="Su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16">
            <text:p>Tabela 4.7 - Rendimento total e variação patrimonial médio mensal familiar, por situação de segurança alimentar existente no domicílio, segundo os tipos de origem dos recebimentos - Região Sul <text:s text:c="17"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6000.28" table:style-name="ce12">
            <text:p><text:s/>6 000,28</text:p>
          </table:table-cell>
          <table:table-cell office:value-type="float" office:value="6611.85" table:style-name="ce12">
            <text:p><text:s/>6 611,85</text:p>
          </table:table-cell>
          <table:table-cell office:value-type="float" office:value="3908.17" table:style-name="ce12">
            <text:p><text:s/>3 908,17</text:p>
          </table:table-cell>
          <table:table-cell office:value-type="float" office:value="3032.54" table:style-name="ce12">
            <text:p><text:s/>3 032,54</text:p>
          </table:table-cell>
          <table:table-cell office:value-type="float" office:value="2777.22" table:style-name="ce12">
            <text:p><text:s/>2 777,22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5619.18" table:style-name="ce12">
            <text:p><text:s/>5 619,18</text:p>
          </table:table-cell>
          <table:table-cell office:value-type="float" office:value="6176.32" table:style-name="ce12">
            <text:p><text:s/>6 176,32</text:p>
          </table:table-cell>
          <table:table-cell office:value-type="float" office:value="3712.88" table:style-name="ce12">
            <text:p><text:s/>3 712,88</text:p>
          </table:table-cell>
          <table:table-cell office:value-type="float" office:value="2909.93" table:style-name="ce12">
            <text:p><text:s/>2 909,93</text:p>
          </table:table-cell>
          <table:table-cell office:value-type="float" office:value="2693.91" table:style-name="ce12">
            <text:p><text:s/>2 693,91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3426.69" table:style-name="ce14">
            <text:p><text:s/>3 426,69</text:p>
          </table:table-cell>
          <table:table-cell office:value-type="float" office:value="3791.44" table:style-name="ce14">
            <text:p><text:s/>3 791,44</text:p>
          </table:table-cell>
          <table:table-cell office:value-type="float" office:value="2226.83" table:style-name="ce14">
            <text:p><text:s/>2 226,83</text:p>
          </table:table-cell>
          <table:table-cell office:value-type="float" office:value="1548.91" table:style-name="ce14">
            <text:p><text:s/>1 548,91</text:p>
          </table:table-cell>
          <table:table-cell office:value-type="float" office:value="1330.26" table:style-name="ce14">
            <text:p><text:s/>1 330,26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2344.4699999999998" table:style-name="ce14">
            <text:p><text:s/>2 344,47</text:p>
          </table:table-cell>
          <table:table-cell office:value-type="float" office:value="2546.77" table:style-name="ce14">
            <text:p><text:s/>2 546,77</text:p>
          </table:table-cell>
          <table:table-cell office:value-type="float" office:value="1751.54" table:style-name="ce14">
            <text:p><text:s/>1 751,54</text:p>
          </table:table-cell>
          <table:table-cell office:value-type="float" office:value="1009.2" table:style-name="ce14">
            <text:p><text:s/>1 009,20</text:p>
          </table:table-cell>
          <table:table-cell office:value-type="float" office:value="1104.43" table:style-name="ce14">
            <text:p><text:s/>1 104,43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335.17" table:style-name="ce14">
            <text:p><text:s text:c="2"/>335,17</text:p>
          </table:table-cell>
          <table:table-cell office:value-type="float" office:value="411.51" table:style-name="ce14">
            <text:p><text:s text:c="2"/>411,51</text:p>
          </table:table-cell>
          <table:table-cell office:value-type="float" office:value="56.81" table:style-name="ce14">
            <text:p><text:s text:c="2"/>56,81</text:p>
          </table:table-cell>
          <table:table-cell office:value-type="string" table:style-name="ce14">
            <text:p>-</text:p>
          </table:table-cell>
          <table:table-cell office:value-type="float" office:value="0.45" table:style-name="ce14">
            <text:p><text:s text:c="2"/>0,45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747.05" table:style-name="ce14">
            <text:p><text:s text:c="2"/>747,05</text:p>
          </table:table-cell>
          <table:table-cell office:value-type="float" office:value="833.17" table:style-name="ce14">
            <text:p><text:s text:c="2"/>833,17</text:p>
          </table:table-cell>
          <table:table-cell office:value-type="float" office:value="418.48" table:style-name="ce14">
            <text:p><text:s text:c="2"/>418,48</text:p>
          </table:table-cell>
          <table:table-cell office:value-type="float" office:value="539.71" table:style-name="ce14">
            <text:p><text:s text:c="2"/>539,71</text:p>
          </table:table-cell>
          <table:table-cell office:value-type="float" office:value="225.37" table:style-name="ce14">
            <text:p><text:s text:c="2"/>225,37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1198.52" table:style-name="ce14">
            <text:p><text:s/>1 198,52</text:p>
          </table:table-cell>
          <table:table-cell office:value-type="float" office:value="1330.18" table:style-name="ce14">
            <text:p><text:s/>1 330,18</text:p>
          </table:table-cell>
          <table:table-cell office:value-type="float" office:value="708.97" table:style-name="ce14">
            <text:p><text:s text:c="2"/>708,97</text:p>
          </table:table-cell>
          <table:table-cell office:value-type="float" office:value="590.65" table:style-name="ce14">
            <text:p><text:s text:c="2"/>590,65</text:p>
          </table:table-cell>
          <table:table-cell office:value-type="float" office:value="728.59" table:style-name="ce14">
            <text:p><text:s text:c="2"/>728,59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675.59" table:style-name="ce14">
            <text:p><text:s text:c="2"/>675,59</text:p>
          </table:table-cell>
          <table:table-cell office:value-type="float" office:value="735.82" table:style-name="ce14">
            <text:p><text:s text:c="2"/>735,82</text:p>
          </table:table-cell>
          <table:table-cell office:value-type="float" office:value="449.24" table:style-name="ce14">
            <text:p><text:s text:c="2"/>449,24</text:p>
          </table:table-cell>
          <table:table-cell office:value-type="float" office:value="396.37" table:style-name="ce14">
            <text:p><text:s text:c="2"/>396,37</text:p>
          </table:table-cell>
          <table:table-cell office:value-type="float" office:value="478.74" table:style-name="ce14">
            <text:p><text:s text:c="2"/>478,74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352.68" table:style-name="ce14">
            <text:p><text:s text:c="2"/>352,68</text:p>
          </table:table-cell>
          <table:table-cell office:value-type="float" office:value="431.22" table:style-name="ce14">
            <text:p><text:s text:c="2"/>431,22</text:p>
          </table:table-cell>
          <table:table-cell office:value-type="float" office:value="56.75" table:style-name="ce14">
            <text:p><text:s text:c="2"/>56,75</text:p>
          </table:table-cell>
          <table:table-cell office:value-type="float" office:value="38.6" table:style-name="ce14">
            <text:p><text:s text:c="2"/>38,60</text:p>
          </table:table-cell>
          <table:table-cell office:value-type="float" office:value="29.6" table:style-name="ce14">
            <text:p><text:s text:c="2"/>29,60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34.270000000000003" table:style-name="ce14">
            <text:p><text:s text:c="2"/>34,27</text:p>
          </table:table-cell>
          <table:table-cell office:value-type="float" office:value="41.27" table:style-name="ce14">
            <text:p><text:s text:c="2"/>41,27</text:p>
          </table:table-cell>
          <table:table-cell office:value-type="float" office:value="7.56" table:style-name="ce14">
            <text:p><text:s text:c="2"/>7,56</text:p>
          </table:table-cell>
          <table:table-cell office:value-type="float" office:value="1.59" table:style-name="ce14">
            <text:p><text:s text:c="2"/>1,59</text:p>
          </table:table-cell>
          <table:table-cell office:value-type="float" office:value="14.37" table:style-name="ce14">
            <text:p><text:s text:c="2"/>14,37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23.58" table:style-name="ce14">
            <text:p><text:s text:c="2"/>23,58</text:p>
          </table:table-cell>
          <table:table-cell office:value-type="float" office:value="17.010000000000002" table:style-name="ce14">
            <text:p><text:s text:c="2"/>17,01</text:p>
          </table:table-cell>
          <table:table-cell office:value-type="float" office:value="45.53" table:style-name="ce14">
            <text:p><text:s text:c="2"/>45,53</text:p>
          </table:table-cell>
          <table:table-cell office:value-type="float" office:value="52.58" table:style-name="ce14">
            <text:p><text:s text:c="2"/>52,58</text:p>
          </table:table-cell>
          <table:table-cell office:value-type="float" office:value="65.709999999999994" table:style-name="ce14">
            <text:p><text:s text:c="2"/>65,71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45.64" table:style-name="ce14">
            <text:p><text:s text:c="2"/>45,64</text:p>
          </table:table-cell>
          <table:table-cell office:value-type="float" office:value="44.21" table:style-name="ce14">
            <text:p><text:s text:c="2"/>44,21</text:p>
          </table:table-cell>
          <table:table-cell office:value-type="float" office:value="54.92" table:style-name="ce14">
            <text:p><text:s text:c="2"/>54,92</text:p>
          </table:table-cell>
          <table:table-cell office:value-type="float" office:value="30.95" table:style-name="ce14">
            <text:p><text:s text:c="2"/>30,95</text:p>
          </table:table-cell>
          <table:table-cell office:value-type="float" office:value="53.67" table:style-name="ce14">
            <text:p><text:s text:c="2"/>53,67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66.77" table:style-name="ce14">
            <text:p><text:s text:c="2"/>66,77</text:p>
          </table:table-cell>
          <table:table-cell office:value-type="float" office:value="60.64" table:style-name="ce14">
            <text:p><text:s text:c="2"/>60,64</text:p>
          </table:table-cell>
          <table:table-cell office:value-type="float" office:value="94.97" table:style-name="ce14">
            <text:p><text:s text:c="2"/>94,97</text:p>
          </table:table-cell>
          <table:table-cell office:value-type="float" office:value="70.56" table:style-name="ce14">
            <text:p><text:s text:c="2"/>70,56</text:p>
          </table:table-cell>
          <table:table-cell office:value-type="float" office:value="86.5" table:style-name="ce14">
            <text:p><text:s text:c="2"/>86,50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109.19" table:style-name="ce14">
            <text:p><text:s text:c="2"/>109,19</text:p>
          </table:table-cell>
          <table:table-cell office:value-type="float" office:value="133.15" table:style-name="ce14">
            <text:p><text:s text:c="2"/>133,15</text:p>
          </table:table-cell>
          <table:table-cell office:value-type="float" office:value="20.51" table:style-name="ce14">
            <text:p><text:s text:c="2"/>20,51</text:p>
          </table:table-cell>
          <table:table-cell office:value-type="float" office:value="3.82" table:style-name="ce14">
            <text:p><text:s text:c="2"/>3,82</text:p>
          </table:table-cell>
          <table:table-cell office:value-type="float" office:value="13.19" table:style-name="ce14">
            <text:p><text:s text:c="2"/>13,19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32.590000000000003" table:style-name="ce14">
            <text:p><text:s text:c="2"/>32,59</text:p>
          </table:table-cell>
          <table:table-cell office:value-type="float" office:value="33.36" table:style-name="ce14">
            <text:p><text:s text:c="2"/>33,36</text:p>
          </table:table-cell>
          <table:table-cell office:value-type="float" office:value="35.43" table:style-name="ce14">
            <text:p><text:s text:c="2"/>35,43</text:p>
          </table:table-cell>
          <table:table-cell office:value-type="float" office:value="16.59" table:style-name="ce14">
            <text:p><text:s text:c="2"/>16,59</text:p>
          </table:table-cell>
          <table:table-cell office:value-type="float" office:value="8.42" table:style-name="ce14">
            <text:p><text:s text:c="2"/>8,42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852.19" table:style-name="ce14">
            <text:p><text:s text:c="2"/>852,19</text:p>
          </table:table-cell>
          <table:table-cell office:value-type="float" office:value="888.18" table:style-name="ce14">
            <text:p><text:s text:c="2"/>888,18</text:p>
          </table:table-cell>
          <table:table-cell office:value-type="float" office:value="721.15" table:style-name="ce14">
            <text:p><text:s text:c="2"/>721,15</text:p>
          </table:table-cell>
          <table:table-cell office:value-type="float" office:value="749.98" table:style-name="ce14">
            <text:p><text:s text:c="2"/>749,98</text:p>
          </table:table-cell>
          <table:table-cell office:value-type="float" office:value="613.46" table:style-name="ce14">
            <text:p><text:s text:c="2"/>613,46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381.1" table:style-name="ce15">
            <text:p><text:s text:c="2"/>381,10</text:p>
          </table:table-cell>
          <table:table-cell office:value-type="float" office:value="435.54" table:style-name="ce15">
            <text:p><text:s text:c="2"/>435,54</text:p>
          </table:table-cell>
          <table:table-cell office:value-type="float" office:value="195.29" table:style-name="ce15">
            <text:p><text:s text:c="2"/>195,29</text:p>
          </table:table-cell>
          <table:table-cell office:value-type="float" office:value="122.61" table:style-name="ce15">
            <text:p><text:s text:c="2"/>122,61</text:p>
          </table:table-cell>
          <table:table-cell office:value-type="float" office:value="83.31" table:style-name="ce15">
            <text:p><text:s text:c="2"/>83,31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Sul.$A$2:Sul.$F$36" table:base-cell-address="Sul.$A$1"/>
        </table:named-expressions>
      </table:table>
      <table:table table:name="Centro-O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2" table:style-name="ce16">
            <text:p>Tabela 4.8 - Rendimento total e variação patrimonial médio mensal familiar, por situação de segurança alimentar existente no domicílio, segundo os tipos de origem dos recebimentos - Região Centro-Oeste <text:s/>período 2017-2018<text:s text:c="47"/></text:p>
          </table:table-cell>
          <table:covered-table-cell table:number-columns-repeated="5"/>
          <table:table-cell table:number-columns-repeated="16378" table:style-name="ce3"/>
        </table:table-row>
        <table:table-row table:style-name="ro2">
          <table:covered-table-cell/>
          <table:covered-table-cell table:number-columns-repeated="5"/>
          <table:table-cell table:number-columns-repeated="16378" table:style-name="ce4"/>
        </table:table-row>
        <table:table-row table:style-name="ro3">
          <table:table-cell table:number-columns-repeated="6" table:style-name="ce8"/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40">
            <text:p>Origem dos recebimentos</text:p>
          </table:table-cell>
          <table:table-cell office:value-type="string" table:number-columns-spanned="1" table:number-rows-spanned="6" table:style-name="ce38">
            <text:p>Total</text:p>
          </table:table-cell>
          <table:table-cell office:value-type="string" table:number-columns-spanned="4" table:number-rows-spanned="1" table:style-name="ce37">
            <text:p>Situação de segurança alimentar existente no domicílio</text:p>
          </table:table-cell>
          <table:covered-table-cell table:number-columns-repeated="3"/>
          <table:table-cell table:number-columns-repeated="16378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36">
            <text:p>Com Segurança alimentar</text:p>
          </table:table-cell>
          <table:table-cell office:value-type="string" table:number-columns-spanned="3" table:number-rows-spanned="1" table:style-name="ce37">
            <text:p>Com insegurança alimentar</text:p>
          </table:table-cell>
          <table:covered-table-cell table:number-columns-repeated="2"/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4" table:style-name="ce36">
            <text:p>Leve</text:p>
          </table:table-cell>
          <table:table-cell office:value-type="string" table:number-columns-spanned="1" table:number-rows-spanned="4" table:style-name="ce36">
            <text:p>Moderada</text:p>
          </table:table-cell>
          <table:table-cell office:value-type="string" table:number-columns-spanned="1" table:number-rows-spanned="4" table:style-name="ce39">
            <text:p>Grave</text:p>
          </table:table-cell>
          <table:table-cell table:number-columns-repeated="16378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table:style-name="ce10"/>
          <table:table-cell table:style-name="ce11"/>
          <table:table-cell table:number-columns-repeated="4" table:style-name="ce10"/>
          <table:table-cell table:number-columns-repeated="16378" table:style-name="ce2"/>
        </table:table-row>
        <table:table-row table:style-name="ro5">
          <table:table-cell office:value-type="string" table:style-name="ce6">
            <text:p>Rendimento total e variação patrimonial</text:p>
          </table:table-cell>
          <table:table-cell office:value-type="float" office:value="6787.74" table:style-name="ce12">
            <text:p><text:s/>6 787,74</text:p>
          </table:table-cell>
          <table:table-cell office:value-type="float" office:value="8417.66" table:style-name="ce12">
            <text:p><text:s/>8 417,66</text:p>
          </table:table-cell>
          <table:table-cell office:value-type="float" office:value="4199.24" table:style-name="ce12">
            <text:p><text:s/>4 199,24</text:p>
          </table:table-cell>
          <table:table-cell office:value-type="float" office:value="3062.39" table:style-name="ce12">
            <text:p><text:s/>3 062,39</text:p>
          </table:table-cell>
          <table:table-cell office:value-type="float" office:value="2865.11" table:style-name="ce12">
            <text:p><text:s/>2 865,11</text:p>
          </table:table-cell>
          <table:table-cell table:number-columns-repeated="16378" table:style-name="ce2"/>
        </table:table-row>
        <table:table-row table:style-name="ro5">
          <table:table-cell table:style-name="ce6"/>
          <table:table-cell table:number-columns-repeated="5" table:style-name="ce12"/>
          <table:table-cell table:number-columns-repeated="16378" table:style-name="ce2"/>
        </table:table-row>
        <table:table-row table:style-name="ro6">
          <table:table-cell office:value-type="string" table:style-name="ce7">
            <text:p>Rendimento total<text:s/></text:p>
          </table:table-cell>
          <table:table-cell office:value-type="float" office:value="6201.12" table:style-name="ce12">
            <text:p><text:s/>6 201,12</text:p>
          </table:table-cell>
          <table:table-cell office:value-type="float" office:value="7632.97" table:style-name="ce12">
            <text:p><text:s/>7 632,97</text:p>
          </table:table-cell>
          <table:table-cell office:value-type="float" office:value="3937.3" table:style-name="ce12">
            <text:p><text:s/>3 937,30</text:p>
          </table:table-cell>
          <table:table-cell office:value-type="float" office:value="2911.02" table:style-name="ce12">
            <text:p><text:s/>2 911,02</text:p>
          </table:table-cell>
          <table:table-cell office:value-type="float" office:value="2732.17" table:style-name="ce12">
            <text:p><text:s/>2 732,17</text:p>
          </table:table-cell>
          <table:table-cell table:number-columns-repeated="16378" table:style-name="ce2"/>
        </table:table-row>
        <table:table-row table:style-name="ro6">
          <table:table-cell table:style-name="ce7"/>
          <table:table-cell table:number-columns-repeated="5" table:style-name="ce12"/>
          <table:table-cell table:number-columns-repeated="16378" table:style-name="ce2"/>
        </table:table-row>
        <table:table-row table:style-name="ro2">
          <table:table-cell office:value-type="string" table:style-name="ce13">
            <text:p><text:s text:c="10"/>Rendimento do trabalho</text:p>
          </table:table-cell>
          <table:table-cell office:value-type="float" office:value="4177.1000000000004" table:style-name="ce14">
            <text:p><text:s/>4 177,10</text:p>
          </table:table-cell>
          <table:table-cell office:value-type="float" office:value="5247.2" table:style-name="ce14">
            <text:p><text:s/>5 247,20</text:p>
          </table:table-cell>
          <table:table-cell office:value-type="float" office:value="2550.5100000000002" table:style-name="ce14">
            <text:p><text:s/>2 550,51</text:p>
          </table:table-cell>
          <table:table-cell office:value-type="float" office:value="1586.6" table:style-name="ce14">
            <text:p><text:s/>1 586,60</text:p>
          </table:table-cell>
          <table:table-cell office:value-type="float" office:value="1464.98" table:style-name="ce14">
            <text:p><text:s/>1 464,98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Empregado</text:p>
          </table:table-cell>
          <table:table-cell office:value-type="float" office:value="3133.86" table:style-name="ce14">
            <text:p><text:s/>3 133,86</text:p>
          </table:table-cell>
          <table:table-cell office:value-type="float" office:value="3918.97" table:style-name="ce14">
            <text:p><text:s/>3 918,97</text:p>
          </table:table-cell>
          <table:table-cell office:value-type="float" office:value="1956.3" table:style-name="ce14">
            <text:p><text:s/>1 956,30</text:p>
          </table:table-cell>
          <table:table-cell office:value-type="float" office:value="1198.45" table:style-name="ce14">
            <text:p><text:s/>1 198,45</text:p>
          </table:table-cell>
          <table:table-cell office:value-type="float" office:value="1119.44" table:style-name="ce14">
            <text:p><text:s/>1 119,44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Empregador</text:p>
          </table:table-cell>
          <table:table-cell office:value-type="float" office:value="411.07" table:style-name="ce14">
            <text:p><text:s text:c="2"/>411,07</text:p>
          </table:table-cell>
          <table:table-cell office:value-type="float" office:value="593.42999999999995" table:style-name="ce14">
            <text:p><text:s text:c="2"/>593,43</text:p>
          </table:table-cell>
          <table:table-cell office:value-type="float" office:value="101.24" table:style-name="ce14">
            <text:p><text:s text:c="2"/>101,24</text:p>
          </table:table-cell>
          <table:table-cell office:value-type="float" office:value="7" table:style-name="ce14">
            <text:p><text:s text:c="2"/>7,00</text:p>
          </table:table-cell>
          <table:table-cell office:value-type="float" office:value="52.26" table:style-name="ce14">
            <text:p><text:s text:c="2"/>52,26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Conta própria</text:p>
          </table:table-cell>
          <table:table-cell office:value-type="float" office:value="632.16999999999996" table:style-name="ce14">
            <text:p><text:s text:c="2"/>632,17</text:p>
          </table:table-cell>
          <table:table-cell office:value-type="float" office:value="734.8" table:style-name="ce14">
            <text:p><text:s text:c="2"/>734,80</text:p>
          </table:table-cell>
          <table:table-cell office:value-type="float" office:value="492.96" table:style-name="ce14">
            <text:p><text:s text:c="2"/>492,96</text:p>
          </table:table-cell>
          <table:table-cell office:value-type="float" office:value="381.15" table:style-name="ce14">
            <text:p><text:s text:c="2"/>381,15</text:p>
          </table:table-cell>
          <table:table-cell office:value-type="float" office:value="293.29000000000002" table:style-name="ce14">
            <text:p><text:s text:c="2"/>293,29</text:p>
          </table:table-cell>
          <table:table-cell table:number-columns-repeated="16378" table:style-name="ce2"/>
        </table:table-row>
        <table:table-row table:style-name="ro10">
          <table:table-cell office:value-type="string" table:style-name="ce13">
            <text:p><text:s text:c="10"/>Transferência</text:p>
          </table:table-cell>
          <table:table-cell office:value-type="float" office:value="973.05" table:style-name="ce14">
            <text:p><text:s text:c="2"/>973,05</text:p>
          </table:table-cell>
          <table:table-cell office:value-type="float" office:value="1178.27" table:style-name="ce14">
            <text:p><text:s/>1 178,27</text:p>
          </table:table-cell>
          <table:table-cell office:value-type="float" office:value="582.46" table:style-name="ce14">
            <text:p><text:s text:c="2"/>582,46</text:p>
          </table:table-cell>
          <table:table-cell office:value-type="float" office:value="654" table:style-name="ce14">
            <text:p><text:s text:c="2"/>654,00</text:p>
          </table:table-cell>
          <table:table-cell office:value-type="float" office:value="567.48" table:style-name="ce14">
            <text:p><text:s text:c="2"/>567,48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Aposentadoria e pensão do INSS</text:p>
          </table:table-cell>
          <table:table-cell office:value-type="float" office:value="413.92" table:style-name="ce14">
            <text:p><text:s text:c="2"/>413,92</text:p>
          </table:table-cell>
          <table:table-cell office:value-type="float" office:value="469.43" table:style-name="ce14">
            <text:p><text:s text:c="2"/>469,43</text:p>
          </table:table-cell>
          <table:table-cell office:value-type="float" office:value="303.52" table:style-name="ce14">
            <text:p><text:s text:c="2"/>303,52</text:p>
          </table:table-cell>
          <table:table-cell office:value-type="float" office:value="331.06" table:style-name="ce14">
            <text:p><text:s text:c="2"/>331,06</text:p>
          </table:table-cell>
          <table:table-cell office:value-type="float" office:value="322.29000000000002" table:style-name="ce14">
            <text:p><text:s text:c="2"/>322,29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Aposentadoria, pensão da previdência pública</text:p>
          </table:table-cell>
          <table:table-cell office:value-type="float" office:value="350.76" table:style-name="ce14">
            <text:p><text:s text:c="2"/>350,76</text:p>
          </table:table-cell>
          <table:table-cell office:value-type="float" office:value="496.05" table:style-name="ce14">
            <text:p><text:s text:c="2"/>496,05</text:p>
          </table:table-cell>
          <table:table-cell office:value-type="float" office:value="100.17" table:style-name="ce14">
            <text:p><text:s text:c="2"/>100,17</text:p>
          </table:table-cell>
          <table:table-cell office:value-type="float" office:value="68.010000000000005" table:style-name="ce14">
            <text:p><text:s text:c="2"/>68,01</text:p>
          </table:table-cell>
          <table:table-cell office:value-type="float" office:value="23.25" table:style-name="ce14">
            <text:p><text:s text:c="2"/>23,25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3">
            <text:p><text:s text:c="15"/>Aposentadoria, pensão da previdência privada</text:p>
          </table:table-cell>
          <table:table-cell office:value-type="float" office:value="41.73" table:style-name="ce14">
            <text:p><text:s text:c="2"/>41,73</text:p>
          </table:table-cell>
          <table:table-cell office:value-type="float" office:value="62.67" table:style-name="ce14">
            <text:p><text:s text:c="2"/>62,67</text:p>
          </table:table-cell>
          <table:table-cell office:value-type="float" office:value="2.83" table:style-name="ce14">
            <text:p><text:s text:c="2"/>2,83</text:p>
          </table:table-cell>
          <table:table-cell office:value-type="float" office:value="6.27" table:style-name="ce14">
            <text:p><text:s text:c="2"/>6,27</text:p>
          </table:table-cell>
          <table:table-cell office:value-type="float" office:value="0.2" table:style-name="ce14">
            <text:p><text:s text:c="2"/>0,20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3">
            <text:p><text:s text:c="15"/>Programas sociais federais</text:p>
          </table:table-cell>
          <table:table-cell office:value-type="float" office:value="48.4" table:style-name="ce14">
            <text:p><text:s text:c="2"/>48,40</text:p>
          </table:table-cell>
          <table:table-cell office:value-type="float" office:value="33.119999999999997" table:style-name="ce14">
            <text:p><text:s text:c="2"/>33,12</text:p>
          </table:table-cell>
          <table:table-cell office:value-type="float" office:value="65.819999999999993" table:style-name="ce14">
            <text:p><text:s text:c="2"/>65,82</text:p>
          </table:table-cell>
          <table:table-cell office:value-type="float" office:value="102.87" table:style-name="ce14">
            <text:p><text:s text:c="2"/>102,87</text:p>
          </table:table-cell>
          <table:table-cell office:value-type="float" office:value="88.83" table:style-name="ce14">
            <text:p><text:s text:c="2"/>88,83</text:p>
          </table:table-cell>
          <table:table-cell table:number-columns-repeated="16378" table:style-name="ce2"/>
        </table:table-row>
        <table:table-row table:style-name="ro9">
          <table:table-cell office:value-type="string" table:style-name="ce13">
            <text:p><text:s text:c="15"/>Pensão alimentícia, mesada ou doação</text:p>
          </table:table-cell>
          <table:table-cell office:value-type="float" office:value="47.93" table:style-name="ce14">
            <text:p><text:s text:c="2"/>47,93</text:p>
          </table:table-cell>
          <table:table-cell office:value-type="float" office:value="55.83" table:style-name="ce14">
            <text:p><text:s text:c="2"/>55,83</text:p>
          </table:table-cell>
          <table:table-cell office:value-type="float" office:value="33.61" table:style-name="ce14">
            <text:p><text:s text:c="2"/>33,61</text:p>
          </table:table-cell>
          <table:table-cell office:value-type="float" office:value="32.43" table:style-name="ce14">
            <text:p><text:s text:c="2"/>32,43</text:p>
          </table:table-cell>
          <table:table-cell office:value-type="float" office:value="33.729999999999997" table:style-name="ce14">
            <text:p><text:s text:c="2"/>33,73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13">
            <text:p><text:s text:c="15"/>Outras transferências</text:p>
          </table:table-cell>
          <table:table-cell office:value-type="float" office:value="70.31" table:style-name="ce14">
            <text:p><text:s text:c="2"/>70,31</text:p>
          </table:table-cell>
          <table:table-cell office:value-type="float" office:value="61.18" table:style-name="ce14">
            <text:p><text:s text:c="2"/>61,18</text:p>
          </table:table-cell>
          <table:table-cell office:value-type="float" office:value="76.510000000000005" table:style-name="ce14">
            <text:p><text:s text:c="2"/>76,51</text:p>
          </table:table-cell>
          <table:table-cell office:value-type="float" office:value="113.36" table:style-name="ce14">
            <text:p><text:s text:c="2"/>113,36</text:p>
          </table:table-cell>
          <table:table-cell office:value-type="float" office:value="99.18" table:style-name="ce14">
            <text:p><text:s text:c="2"/>99,18</text:p>
          </table:table-cell>
          <table:table-cell table:number-columns-repeated="16378" table:style-name="ce2"/>
        </table:table-row>
        <table:table-row table:style-name="ro12">
          <table:table-cell office:value-type="string" table:style-name="ce13">
            <text:p><text:s text:c="10"/>Rendimento de aluguel<text:s/></text:p>
          </table:table-cell>
          <table:table-cell office:value-type="float" office:value="112.68" table:style-name="ce14">
            <text:p><text:s text:c="2"/>112,68</text:p>
          </table:table-cell>
          <table:table-cell office:value-type="float" office:value="157.94" table:style-name="ce14">
            <text:p><text:s text:c="2"/>157,94</text:p>
          </table:table-cell>
          <table:table-cell office:value-type="float" office:value="38.44" table:style-name="ce14">
            <text:p><text:s text:c="2"/>38,44</text:p>
          </table:table-cell>
          <table:table-cell office:value-type="float" office:value="15.87" table:style-name="ce14">
            <text:p><text:s text:c="2"/>15,87</text:p>
          </table:table-cell>
          <table:table-cell office:value-type="float" office:value="5.17" table:style-name="ce14">
            <text:p><text:s text:c="2"/>5,17</text:p>
          </table:table-cell>
          <table:table-cell table:number-columns-repeated="16378" table:style-name="ce2"/>
        </table:table-row>
        <table:table-row table:style-name="ro13">
          <table:table-cell office:value-type="string" table:style-name="ce13">
            <text:p><text:s text:c="10"/>Outras rendas</text:p>
          </table:table-cell>
          <table:table-cell office:value-type="float" office:value="70.13" table:style-name="ce14">
            <text:p><text:s text:c="2"/>70,13</text:p>
          </table:table-cell>
          <table:table-cell office:value-type="float" office:value="85.61" table:style-name="ce14">
            <text:p><text:s text:c="2"/>85,61</text:p>
          </table:table-cell>
          <table:table-cell office:value-type="float" office:value="47.66" table:style-name="ce14">
            <text:p><text:s text:c="2"/>47,66</text:p>
          </table:table-cell>
          <table:table-cell office:value-type="float" office:value="19.66" table:style-name="ce14">
            <text:p><text:s text:c="2"/>19,66</text:p>
          </table:table-cell>
          <table:table-cell office:value-type="float" office:value="45.59" table:style-name="ce14">
            <text:p><text:s text:c="2"/>45,59</text:p>
          </table:table-cell>
          <table:table-cell table:number-columns-repeated="16378" table:style-name="ce2"/>
        </table:table-row>
        <table:table-row table:style-name="ro14">
          <table:table-cell office:value-type="string" table:style-name="ce13">
            <text:p><text:s text:c="10"/>Rendimento não monetário</text:p>
          </table:table-cell>
          <table:table-cell office:value-type="float" office:value="868.17" table:style-name="ce14">
            <text:p><text:s text:c="2"/>868,17</text:p>
          </table:table-cell>
          <table:table-cell office:value-type="float" office:value="963.96" table:style-name="ce14">
            <text:p><text:s text:c="2"/>963,96</text:p>
          </table:table-cell>
          <table:table-cell office:value-type="float" office:value="718.24" table:style-name="ce14">
            <text:p><text:s text:c="2"/>718,24</text:p>
          </table:table-cell>
          <table:table-cell office:value-type="float" office:value="634.88" table:style-name="ce14">
            <text:p><text:s text:c="2"/>634,88</text:p>
          </table:table-cell>
          <table:table-cell office:value-type="float" office:value="648.95000000000005" table:style-name="ce14">
            <text:p><text:s text:c="2"/>648,95</text:p>
          </table:table-cell>
          <table:table-cell table:number-columns-repeated="16378" table:style-name="ce2"/>
        </table:table-row>
        <table:table-row table:style-name="ro15">
          <table:table-cell office:value-type="string" table:style-name="ce7">
            <text:p>Variação patrimonial</text:p>
          </table:table-cell>
          <table:table-cell office:value-type="float" office:value="586.62" table:style-name="ce15">
            <text:p><text:s text:c="2"/>586,62</text:p>
          </table:table-cell>
          <table:table-cell office:value-type="float" office:value="784.69" table:style-name="ce15">
            <text:p><text:s text:c="2"/>784,69</text:p>
          </table:table-cell>
          <table:table-cell office:value-type="float" office:value="261.94" table:style-name="ce15">
            <text:p><text:s text:c="2"/>261,94</text:p>
          </table:table-cell>
          <table:table-cell office:value-type="float" office:value="151.37" table:style-name="ce15">
            <text:p><text:s text:c="2"/>151,37</text:p>
          </table:table-cell>
          <table:table-cell office:value-type="float" office:value="132.94" table:style-name="ce15">
            <text:p><text:s text:c="2"/>132,94</text:p>
          </table:table-cell>
          <table:table-cell table:number-columns-repeated="16378" table:style-name="ce2"/>
        </table:table-row>
        <table:table-row table:style-name="ro3">
          <table:table-cell table:style-name="ce9"/>
          <table:table-cell office:value-type="string" table:style-name="ce9">
            <text:p><text:s/></text:p>
          </table:table-cell>
          <table:table-cell table:number-columns-repeated="4" table:style-name="ce9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24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office:value-type="string" table:number-columns-spanned="6" table:number-rows-spanned="1" table:style-name="ce25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16">
          <table:table-cell table:number-columns-spanned="6" table:number-rows-spanned="1" table:style-name="ce26"/>
          <table:covered-table-cell table:number-columns-repeated="5"/>
          <table:table-cell table:number-columns-repeated="16378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Centro-Oeste.$A$2:Centro-Oeste.$F$36" table:base-cell-address="Centro-Oest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 55" svg:font-family="&quot;Univers 55&quot;"/>
    <style:font-face style:name="Univers 45 light" svg:font-family="&quot;Univers 45 light&quot;"/>
    <style:font-face style:name="Univers 45 loight" svg:font-family="&quot;Univers 45 loight&quot;"/>
    <style:font-face style:name="Univers Light 45" svg:font-family="&quot;Univers Light 45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 (</number:text>
      <number:number number:decimal-places="2" number:min-integer-digits="1" number:grouping="true"/>
      <number:text>)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70P0">
      <number:number number:decimal-places="2" number:min-integer-digits="1">
        <number:embedded-text number:position="3"> </number:embedded-text>
        <number:embedded-text number:position="6"> </number:embedded-text>
      </number:number>
    </number:number-style>
    <number:number-style style:name="N70P1">
      <number:text>-</number:text>
      <number:number number:decimal-places="2" number:min-integer-digits="1">
        <number:embedded-text number:position="3"> </number:embedded-text>
        <number:embedded-text number:position="6"> 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6pt" style:font-size-asian="6pt" style:font-size-complex="6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9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.</meta:initial-creator>
    <dc:creator>Andre Luiz Martins Costa</dc:creator>
    <meta:creation-date>2015-08-26T20:22:28Z</meta:creation-date>
    <dc:date>2020-09-08T18:48:43Z</dc:date>
    <meta:print-date>2019-10-31T14:24:01Z</meta:print-date>
  </office:meta>
</office:document-meta>
</file>